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000000"/>
    </style:style>
    <style:style style:name="gr2"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5" style:family="graphic" style:parent-style-name="standard">
      <style:graphic-properties draw:stroke="solid" svg:stroke-width="0.035cm" svg:stroke-color="#1f77b4" draw:stroke-linejoin="round" svg:stroke-linecap="square" draw:fill="none" fo:padding-top="0.017cm" fo:padding-bottom="0.017cm" fo:padding-left="0.017cm" fo:padding-right="0.017cm"/>
    </style:style>
    <style:style style:name="gr6" style:family="graphic" style:parent-style-name="standard">
      <style:graphic-properties draw:stroke="solid" svg:stroke-width="0.07cm" svg:stroke-color="#ff7f0e" draw:stroke-linejoin="round" svg:stroke-linecap="square" draw:fill="none" fo:padding-top="0.035cm" fo:padding-bottom="0.035cm" fo:padding-left="0.035cm" fo:padding-right="0.035cm"/>
    </style:style>
    <style:style style:name="gr7" style:family="graphic" style:parent-style-name="standard">
      <style:graphic-properties draw:stroke="solid" svg:stroke-width="0.07cm" svg:stroke-color="#2ca02c" draw:stroke-linejoin="round" svg:stroke-linecap="square" draw:fill="none" fo:padding-top="0.035cm" fo:padding-bottom="0.035cm" fo:padding-left="0.035cm" fo:padding-right="0.035cm"/>
    </style:style>
    <style:style style:name="gr8" style:family="graphic" style:parent-style-name="standard">
      <style:graphic-properties draw:stroke="solid" svg:stroke-width="0.07cm" svg:stroke-color="#d62728" draw:stroke-linejoin="round" svg:stroke-linecap="square" draw:fill="none" fo:padding-top="0.035cm" fo:padding-bottom="0.035cm" fo:padding-left="0.035cm" fo:padding-right="0.035cm"/>
    </style:style>
    <style:style style:name="gr9" style:family="graphic" style:parent-style-name="standard">
      <style:graphic-properties draw:stroke="solid" svg:stroke-width="0.07cm" svg:stroke-color="#9467bd" draw:stroke-linejoin="round" svg:stroke-linecap="square" draw:fill="none" fo:padding-top="0.035cm" fo:padding-bottom="0.035cm" fo:padding-left="0.035cm" fo:padding-right="0.035cm"/>
    </style:style>
    <style:style style:name="gr10" style:family="graphic" style:parent-style-name="standard">
      <style:graphic-properties draw:stroke="solid" svg:stroke-width="0.07cm" svg:stroke-color="#8c564b" draw:stroke-linejoin="round" svg:stroke-linecap="square" draw:fill="none" fo:padding-top="0.035cm" fo:padding-bottom="0.035cm" fo:padding-left="0.035cm" fo:padding-right="0.035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13" style:family="graphic" style:parent-style-name="standard">
      <style:graphic-properties draw:stroke="solid" svg:stroke-width="0.035cm" svg:stroke-color="#000000" draw:stroke-linejoin="round" svg:stroke-linecap="square" draw:fill="none" fo:padding-top="0.017cm" fo:padding-bottom="0.017cm" fo:padding-left="0.017cm" fo:padding-right="0.017cm"/>
    </style:style>
    <style:style style:name="gr14" style:family="graphic" style:parent-style-name="standard">
      <style:graphic-properties draw:stroke="solid" svg:stroke-width="0cm" svg:stroke-color="#000000" draw:marker-start-width="0.2cm" draw:marker-end-width="0.2cm" draw:fill="none" draw:textarea-horizontal-align="justify" draw:textarea-vertical-align="middle" draw:auto-grow-height="false" fo:min-height="4.6cm" fo:min-width="0.75cm" fo:padding-top="0cm" fo:padding-bottom="0cm" fo:padding-left="0cm" fo:padding-r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6" style:family="graphic" style:parent-style-name="standard">
      <style:graphic-properties draw:stroke="solid" svg:stroke-width="0cm" svg:stroke-color="#000000" draw:marker-start-width="0.2cm" draw:marker-end-width="0.2cm" draw:fill="none" draw:textarea-horizontal-align="justify" draw:textarea-vertical-align="middle" draw:auto-grow-height="false" fo:min-height="4.35cm" fo:min-width="3.25cm" fo:padding-top="0cm" fo:padding-bottom="0cm" fo:padding-left="0cm" fo:padding-right="0cm"/>
    </style:style>
    <style:style style:name="P1" style:family="paragraph">
      <loext:graphic-properties draw:fill="solid" draw:fill-color="#000000"/>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0pt" style:font-size-asian="10pt" style:font-size-complex="10pt"/>
    </style:style>
    <style:style style:name="P5" style:family="paragraph">
      <loext:graphic-properties draw:fill="none"/>
      <style:text-properties fo:font-size="12pt" style:font-size-asian="12pt" style:font-size-complex="12pt"/>
    </style:style>
    <style:style style:name="P6" style:family="paragraph">
      <loext:graphic-properties draw:fill="none"/>
      <style:text-properties fo:font-size="20pt" style:font-size-asian="20pt" style:font-size-complex="20pt"/>
    </style:style>
    <style:style style:name="P7" style:family="paragraph">
      <style:paragraph-properties fo:text-align="start" style:writing-mode="lr-tb"/>
      <style:text-properties fo:color="#c9211e" loext:opacity="100%"/>
    </style:style>
    <style:style style:name="P8" style:family="paragraph">
      <loext:graphic-properties draw:fill="none"/>
      <style:text-properties fo:color="#c9211e" loext:opacity="100%" fo:font-size="12pt" style:font-size-asian="12pt" style:font-size-complex="12pt"/>
    </style:style>
    <style:style style:name="P9" style:family="paragraph">
      <loext:graphic-properties draw:fill="none"/>
      <style:paragraph-properties fo:text-align="center"/>
    </style:style>
    <style:style style:name="P10" style:family="paragraph">
      <loext:graphic-properties draw:fill="none" draw:fill-color="#ffffff"/>
      <style:text-properties style:font-name="Calibri" fo:font-size="12pt" style:font-size-asian="12pt" style:font-size-complex="12pt"/>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00" loext:opacity="100%" style:font-name="DejaVuSans1" fo:font-size="12pt" style:font-size-asian="12pt" style:font-name-complex="DejaVuSans1" style:font-size-complex="12pt"/>
    </style:style>
    <style:style style:name="T3" style:family="text">
      <style:text-properties fo:color="#000000" loext:opacity="100%" style:font-name="DejaVuSans1" fo:font-size="20pt" style:font-size-asian="20pt" style:font-name-complex="DejaVuSans1" style:font-size-complex="20pt"/>
    </style:style>
    <style:style style:name="T4" style:family="text">
      <style:text-properties fo:color="#c9211e" loext:opacity="100%" style:font-name="DejaVuSans1" fo:font-size="12pt" style:font-size-asian="12pt" style:font-name-complex="DejaVuSans1" style:font-size-complex="12pt"/>
    </style:style>
    <style:style style:name="T5" style:family="text">
      <style:text-properties style:font-name="Calibri"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cm" svg:height="0.122cm" svg:x="4.723cm" svg:y="5.655cm" svg:viewBox="0 0 0 123" draw:points="0,0 0,123">
          <text:p/>
        </draw:polygon>
        <draw:line draw:style-name="gr2" draw:text-style-name="P2" draw:layer="layout" svg:x1="4.723cm" svg:y1="5.655cm" svg:x2="4.723cm" svg:y2="5.778cm">
          <text:p/>
        </draw:line>
        <draw:polygon draw:style-name="gr1" draw:text-style-name="P1" draw:layer="layout" svg:width="0cm" svg:height="0.122cm" svg:x="8.342cm" svg:y="5.655cm" svg:viewBox="0 0 0 123" draw:points="0,0 0,123">
          <text:p/>
        </draw:polygon>
        <draw:line draw:style-name="gr2" draw:text-style-name="P2" draw:layer="layout" svg:x1="8.342cm" svg:y1="5.655cm" svg:x2="8.342cm" svg:y2="5.778cm">
          <text:p/>
        </draw:line>
        <draw:frame draw:style-name="gr3" draw:text-style-name="P4" draw:layer="layout" svg:width="1.348cm" svg:height="0.412cm" svg:x="4.05cm" svg:y="5.842cm">
          <draw:text-box>
            <text:p text:style-name="P3"><text:span text:style-name="T1">497800</text:span></text:p>
          </draw:text-box>
        </draw:frame>
        <draw:polygon draw:style-name="gr1" draw:text-style-name="P1" draw:layer="layout" svg:width="0cm" svg:height="0.122cm" svg:x="11.962cm" svg:y="5.655cm" svg:viewBox="0 0 0 123" draw:points="0,0 0,123">
          <text:p/>
        </draw:polygon>
        <draw:line draw:style-name="gr2" draw:text-style-name="P2" draw:layer="layout" svg:x1="11.962cm" svg:y1="5.655cm" svg:x2="11.962cm" svg:y2="5.778cm">
          <text:p/>
        </draw:line>
        <draw:frame draw:style-name="gr3" draw:text-style-name="P4" draw:layer="layout" svg:width="1.348cm" svg:height="0.412cm" svg:x="7.67cm" svg:y="5.842cm">
          <draw:text-box>
            <text:p text:style-name="P3"><text:span text:style-name="T1">497900</text:span></text:p>
          </draw:text-box>
        </draw:frame>
        <draw:polygon draw:style-name="gr1" draw:text-style-name="P1" draw:layer="layout" svg:width="0cm" svg:height="0.122cm" svg:x="15.582cm" svg:y="5.655cm" svg:viewBox="0 0 0 123" draw:points="0,0 0,123">
          <text:p/>
        </draw:polygon>
        <draw:line draw:style-name="gr2" draw:text-style-name="P2" draw:layer="layout" svg:x1="15.582cm" svg:y1="5.655cm" svg:x2="15.582cm" svg:y2="5.778cm">
          <text:p/>
        </draw:line>
        <draw:frame draw:style-name="gr3" draw:text-style-name="P4" draw:layer="layout" svg:width="1.348cm" svg:height="0.412cm" svg:x="11.289cm" svg:y="5.842cm">
          <draw:text-box>
            <text:p text:style-name="P3"><text:span text:style-name="T1">498000</text:span></text:p>
          </draw:text-box>
        </draw:frame>
        <draw:polygon draw:style-name="gr1" draw:text-style-name="P1" draw:layer="layout" svg:width="0cm" svg:height="0.122cm" svg:x="19.201cm" svg:y="5.655cm" svg:viewBox="0 0 0 123" draw:points="0,0 0,123">
          <text:p/>
        </draw:polygon>
        <draw:line draw:style-name="gr2" draw:text-style-name="P2" draw:layer="layout" svg:x1="19.201cm" svg:y1="5.655cm" svg:x2="19.201cm" svg:y2="5.778cm">
          <text:p/>
        </draw:line>
        <draw:frame draw:style-name="gr3" draw:text-style-name="P4" draw:layer="layout" svg:width="1.348cm" svg:height="0.412cm" svg:x="14.909cm" svg:y="5.842cm">
          <draw:text-box>
            <text:p text:style-name="P3"><text:span text:style-name="T1">498100</text:span></text:p>
          </draw:text-box>
        </draw:frame>
        <draw:polygon draw:style-name="gr1" draw:text-style-name="P1" draw:layer="layout" svg:width="0.122cm" svg:height="0cm" svg:x="2.321cm" svg:y="1.644cm" svg:viewBox="0 0 123 0" draw:points="123,0 0,0">
          <text:p/>
        </draw:polygon>
        <draw:line draw:style-name="gr2" draw:text-style-name="P2" draw:layer="layout" svg:x1="2.444cm" svg:y1="1.644cm" svg:x2="2.321cm" svg:y2="1.644cm">
          <text:p/>
        </draw:line>
        <draw:frame draw:style-name="gr3" draw:text-style-name="P4" draw:layer="layout" svg:width="1.348cm" svg:height="0.412cm" svg:x="18.529cm" svg:y="5.842cm">
          <draw:text-box>
            <text:p text:style-name="P3"><text:span text:style-name="T1">498200</text:span></text:p>
          </draw:text-box>
        </draw:frame>
        <draw:polygon draw:style-name="gr1" draw:text-style-name="P1" draw:layer="layout" svg:width="0.122cm" svg:height="0cm" svg:x="2.321cm" svg:y="3.15cm" svg:viewBox="0 0 123 0" draw:points="123,0 0,0">
          <text:p/>
        </draw:polygon>
        <draw:line draw:style-name="gr2" draw:text-style-name="P2" draw:layer="layout" svg:x1="2.444cm" svg:y1="3.15cm" svg:x2="2.321cm" svg:y2="3.15cm">
          <text:p/>
        </draw:line>
        <draw:frame draw:style-name="gr4" draw:text-style-name="P5" draw:layer="layout" svg:width="1.2cm" svg:height="0.497cm" svg:x="1.04cm" svg:y="1.413cm">
          <draw:text-box>
            <text:p text:style-name="P3"><text:span text:style-name="T2">X-Acc</text:span></text:p>
          </draw:text-box>
        </draw:frame>
        <draw:polygon draw:style-name="gr1" draw:text-style-name="P1" draw:layer="layout" svg:width="0.122cm" svg:height="0cm" svg:x="2.321cm" svg:y="4.518cm" svg:viewBox="0 0 123 0" draw:points="123,0 0,0">
          <text:p/>
        </draw:polygon>
        <draw:line draw:style-name="gr2" draw:text-style-name="P2" draw:layer="layout" svg:x1="2.444cm" svg:y1="4.518cm" svg:x2="2.321cm" svg:y2="4.518cm">
          <text:p/>
        </draw:line>
        <draw:frame draw:style-name="gr4" draw:text-style-name="P5" draw:layer="layout" svg:width="1.166cm" svg:height="0.497cm" svg:x="1.098cm" svg:y="2.919cm">
          <draw:text-box>
            <text:p text:style-name="P3"><text:span text:style-name="T2">Y-Acc</text:span></text:p>
          </draw:text-box>
        </draw:frame>
        <draw:polygon draw:style-name="gr1" draw:text-style-name="P1" draw:layer="layout" svg:width="0.122cm" svg:height="0cm" svg:x="2.321cm" svg:y="5.329cm" svg:viewBox="0 0 123 0" draw:points="123,0 0,0">
          <text:p/>
        </draw:polygon>
        <draw:line draw:style-name="gr2" draw:text-style-name="P2" draw:layer="layout" svg:x1="2.444cm" svg:y1="5.329cm" svg:x2="2.321cm" svg:y2="5.329cm">
          <text:p/>
        </draw:line>
        <draw:frame draw:style-name="gr4" draw:text-style-name="P5" draw:layer="layout" svg:width="1.2cm" svg:height="0.497cm" svg:x="1.027cm" svg:y="4.287cm">
          <draw:text-box>
            <text:p text:style-name="P3"><text:span text:style-name="T2">Z-Acc</text:span></text:p>
          </draw:text-box>
        </draw:frame>
        <draw:polyline draw:style-name="gr5" draw:text-style-name="P2" draw:layer="layout" svg:width="15.89cm" svg:height="0.479cm" svg:x="3.239cm" svg:y="1.327cm" svg:viewBox="0 0 15891 480" draw:points="0,94 36,99 108,99 145,103 181,111 217,124 253,116 289,129 362,146 398,146 434,150 543,137 579,120 615,111 651,77 687,77 724,73 760,73 796,86 832,56 868,43 905,56 941,73 977,86 1013,86 1049,82 1086,94 1122,47 1158,9 1194,0 1230,13 1267,43 1303,90 1339,154 1375,312 1411,399 1448,377 1484,257 1520,257 1556,321 1592,356 1629,329 1665,321 1701,321 1737,278 1773,222 1810,188 1846,197 1882,201 1918,214 1954,235 1991,282 2063,429 2099,471 2135,356 2172,287 2244,329 2280,334 2316,364 2352,377 2389,364 2425,312 2461,274 2497,252 2533,257 2642,360 2714,450 2751,480 2787,437 2823,274 2859,312 2895,317 2932,312 2968,321 3004,334 3040,352 3076,308 3113,274 3149,257 3185,248 3221,244 3257,274 3294,338 3402,467 3438,459 3475,369 3511,295 3547,295 3583,308 3619,317 3656,321 3692,329 3728,312 3764,274 3837,248 3873,248 3909,252 3945,270 3981,308 4017,412 4054,441 4090,441 4126,373 4162,287 4198,274 4235,295 4271,295 4343,329 4379,334 4416,329 4488,261 4524,265 4560,278 4597,287 4633,308 4669,338 4742,437 4779,429 4815,373 4851,304 4887,304 4923,299 4960,299 4996,329 5032,352 5068,338 5104,347 5213,270 5249,270 5285,282 5358,334 5394,369 5430,412 5466,446 5503,386 5539,308 5575,295 5647,304 5683,329 5720,334 5756,356 5792,356 5828,329 5864,295 5901,278 5937,282 6009,308 6082,382 6118,420 6154,450 6190,412 6226,334 6263,321 6299,321 6335,317 6371,352 6407,360 6444,360 6480,369 6516,356 6552,317 6588,304 6625,304 6661,295 6697,317 6733,347 6806,429 6842,471 6878,429 6914,334 6950,287 6987,295 7059,304 7095,329 7131,342 7168,347 7204,338 7240,308 7312,270 7349,252 7385,265 7421,299 7457,356 7493,403 7529,459 7566,459 7602,382 7638,334 7674,325 7710,321 7747,312 7783,334 7819,373 7855,373 7891,382 7964,329 8000,321 8036,308 8072,304 8109,329 8145,347 8181,377 8217,429 8253,454 8290,416 8326,325 8362,287 8398,299 8434,308 8471,308 8543,347 8615,347 8688,291 8724,295 8760,295 8833,321 8905,386 8977,450 9014,412 9050,352 9086,312 9122,308 9158,308 9194,317 9231,321 9267,360 9303,369 9339,373 9375,334 9448,299 9484,304 9520,317 9556,347 9593,364 9629,403 9665,450 9701,467 9774,338 9810,325 9846,308 9882,312 9918,312 9955,325 10027,373 10063,369 10099,338 10172,308 10208,312 10244,321 10280,342 10353,424 10389,437 10425,454 10461,338 10498,295 10534,304 10570,299 10606,317 10642,317 10679,334 10715,356 10751,347 10787,329 10823,317 10860,299 10896,304 10932,295 11040,360 11077,399 11113,424 11149,433 11185,352 11221,308 11258,308 11294,317 11330,321 11366,312 11402,325 11439,329 11475,342 11511,334 11547,317 11583,312 11620,299 11656,299 11692,317 11728,342 11801,407 11873,441 11909,356 11945,299 11982,291 12018,291 12054,299 12090,338 12126,356 12163,360 12235,360 12307,329 12344,317 12380,308 12416,308 12452,338 12525,386 12561,416 12597,437 12633,382 12669,312 12705,304 12778,304 12814,338 12850,352 12886,356 12923,364 12959,356 12995,325 13031,317 13067,299 13104,295 13140,312 13176,342 13212,364 13285,424 13321,433 13357,364 13393,312 13466,312 13502,317 13574,342 13610,360 13647,347 13683,356 13719,321 13755,308 13791,308 13828,304 13864,317 13900,347 13936,369 13972,399 14009,441 14045,441 14117,352 14153,334 14190,325 14226,325 14262,360 14298,369 14334,386 14371,390 14407,386 14479,360 14515,352 14551,407 14588,382 14624,386 14732,454 14769,437 14841,312 14877,312 14913,308 14950,308 14986,329 15022,334 15058,352 15094,360 15131,356 15203,317 15239,317 15275,295 15312,312 15348,347 15384,369 15420,403 15456,424 15493,407 15529,347 15565,304 15601,299 15637,304 15674,299 15746,342 15855,342 15891,325">
          <text:p/>
        </draw:polyline>
        <draw:polyline draw:style-name="gr6" draw:text-style-name="P2" draw:layer="layout" svg:width="0.76cm" svg:height="0.218cm" svg:x="6.569cm" svg:y="1.575cm" svg:viewBox="0 0 761 219" draw:points="0,134 36,181 72,219 108,211 145,121 181,47 217,47 253,61 289,70 326,74 362,82 398,65 434,26 470,13 507,0 543,0 579,4 615,22 652,61 688,164 725,193 761,193">
          <text:p/>
        </draw:polyline>
        <draw:polyline draw:style-name="gr7" draw:text-style-name="P2" draw:layer="layout" svg:width="0.76cm" svg:height="0.235cm" svg:x="5.881cm" svg:y="1.571cm" svg:viewBox="0 0 761 236" draw:points="0,115 36,162 72,206 109,236 145,193 181,30 217,68 253,73 290,68 326,77 362,90 398,107 434,64 471,30 507,13 543,4 580,0 616,30 653,94 689,137 725,185 761,223">
          <text:p/>
        </draw:polyline>
        <draw:polyline draw:style-name="gr8" draw:text-style-name="P2" draw:layer="layout" svg:width="0.76cm" svg:height="0.218cm" svg:x="10.007cm" svg:y="1.579cm" svg:viewBox="0 0 761 219" draw:points="0,134 37,177 73,219 109,177 145,83 181,35 218,43 255,47 291,53 327,78 363,91 400,95 436,87 472,57 508,35 544,18 581,0 617,13 653,47 689,104 725,151 761,207">
          <text:p/>
        </draw:polyline>
        <draw:polyline draw:style-name="gr9" draw:text-style-name="P2" draw:layer="layout" svg:width="0.76cm" svg:height="0.175cm" svg:x="9.32cm" svg:y="1.622cm" svg:viewBox="0 0 761 176" draw:points="0,87 36,125 72,155 108,117 144,39 182,26 218,26 254,22 290,57 326,65 363,65 399,74 435,61 471,22 507,9 544,9 580,0 616,22 652,52 688,91 725,134 761,176">
          <text:p/>
        </draw:polyline>
        <draw:polyline draw:style-name="gr10" draw:text-style-name="P2" draw:layer="layout" svg:width="0.76cm" svg:height="0.171cm" svg:x="8.632cm" svg:y="1.605cm" svg:viewBox="0 0 761 172" draw:points="0,91 36,134 72,168 110,108 146,31 182,18 218,22 254,27 290,52 327,57 363,78 399,78 435,52 471,18 508,0 544,4 580,18 616,31 652,65 689,104 725,142 761,172">
          <text:p/>
        </draw:polyline>
        <draw:polyline draw:style-name="gr5" draw:text-style-name="P2" draw:layer="layout" svg:width="15.89cm" svg:height="0.502cm" svg:x="3.239cm" svg:y="2.926cm" svg:viewBox="0 0 15891 503" draw:points="0,402 36,391 72,402 108,380 145,369 181,380 217,369 289,323 326,312 362,290 398,234 470,212 506,212 543,279 579,323 615,346 651,358 687,358 724,312 796,267 832,279 868,267 905,245 941,212 977,223 1013,212 1049,256 1158,223 1194,223 1230,212 1267,212 1303,223 1339,212 1375,212 1411,200 1448,245 1484,111 1520,67 1592,0 1629,145 1665,256 1701,323 1737,267 1773,200 1810,189 1846,234 1882,256 1918,245 1954,223 1991,167 2027,122 2063,133 2135,245 2172,358 2208,358 2244,301 2280,212 2316,200 2389,391 2425,425 2461,447 2497,436 2533,391 2570,312 2642,178 2678,133 2714,133 2751,156 2787,245 2823,503 2859,458 2895,346 2932,267 2968,245 3004,256 3040,358 3076,369 3113,369 3149,425 3185,346 3221,279 3257,267 3330,156 3366,145 3475,245 3511,346 3547,312 3619,223 3656,223 3692,256 3728,369 3764,369 3800,402 3837,323 3873,223 3909,145 3981,55 4017,33 4054,89 4090,133 4126,167 4162,212 4198,212 4235,234 4271,212 4307,212 4343,200 4379,223 4416,234 4452,234 4488,167 4524,156 4560,178 4597,189 4633,178 4669,133 4705,122 4742,89 4779,145 4815,256 4851,290 4887,256 4923,200 4960,133 4996,167 5032,234 5068,346 5104,369 5141,369 5177,358 5213,301 5249,323 5285,267 5358,178 5394,100 5430,111 5466,156 5539,369 5575,391 5611,312 5647,156 5683,167 5720,223 5756,290 5792,323 5828,312 5864,267 5901,234 5937,234 5973,223 6009,156 6045,111 6082,55 6118,55 6190,189 6226,335 6263,369 6299,301 6335,167 6371,122 6407,178 6444,189 6480,223 6516,212 6552,234 6588,267 6625,245 6697,223 6733,156 6769,67 6806,44 6878,200 6914,301 6950,335 6987,267 7023,223 7059,212 7095,212 7131,245 7240,245 7276,256 7312,279 7349,290 7385,223 7421,133 7457,89 7493,33 7529,33 7566,122 7602,245 7638,312 7674,267 7710,234 7747,145 7783,100 7819,212 7855,245 7891,223 7964,223 8000,212 8036,212 8072,189 8109,200 8181,89 8217,55 8253,78 8290,178 8326,234 8362,256 8398,256 8434,234 8471,189 8507,122 8579,256 8615,267 8652,234 8688,223 8724,200 8760,189 8796,200 8833,178 8869,167 8905,111 8941,67 8977,44 9014,167 9050,267 9086,323 9122,290 9158,234 9194,167 9231,111 9267,189 9303,234 9339,256 9375,245 9412,245 9448,212 9484,234 9520,234 9556,200 9593,133 9629,78 9665,55 9701,111 9737,223 9774,312 9810,335 9846,301 9882,212 9918,156 9955,145 9991,167 10027,223 10099,245 10136,212 10172,212 10208,178 10244,178 10280,200 10317,133 10389,89 10425,100 10461,279 10498,335 10534,346 10570,279 10606,223 10642,178 10679,189 10751,323 10787,323 10823,279 10932,212 10968,200 11004,200 11040,145 11077,111 11149,133 11185,323 11221,380 11258,369 11294,290 11330,245 11366,178 11402,223 11439,256 11475,267 11511,290 11547,279 11620,301 11656,279 11692,279 11728,245 11801,133 11837,100 11873,100 11909,279 11945,358 11982,346 12018,301 12054,245 12090,200 12126,200 12163,223 12199,301 12235,279 12271,290 12307,256 12344,245 12380,245 12416,223 12452,189 12488,167 12525,100 12561,89 12597,111 12633,256 12669,335 12705,358 12742,290 12814,178 12850,189 12886,223 12923,267 12995,245 13031,223 13067,223 13104,234 13140,223 13212,156 13248,89 13285,67 13321,111 13357,267 13393,380 13429,369 13466,301 13502,256 13538,178 13610,200 13683,267 13719,267 13791,223 13828,256 13864,234 13900,178 13936,100 14009,55 14045,133 14081,256 14117,323 14153,335 14190,267 14226,189 14262,133 14298,133 14371,223 14407,234 14443,223 14479,200 14515,200 14551,301 14588,223 14624,189 14660,133 14696,55 14732,33 14769,122 14805,234 14841,312 14913,200 14950,122 14986,167 15022,167 15058,189 15094,234 15131,223 15167,234 15203,234 15239,245 15275,223 15312,178 15384,67 15420,44 15456,55 15493,145 15565,335 15601,312 15637,256 15674,234 15710,145 15746,178 15818,200 15855,189 15891,212">
          <text:p/>
        </draw:polyline>
        <draw:polyline draw:style-name="gr6" draw:text-style-name="P2" draw:layer="layout" svg:width="0.76cm" svg:height="0.368cm" svg:x="6.569cm" svg:y="2.959cm" svg:viewBox="0 0 761 369" draw:points="0,123 36,112 72,145 108,180 145,213 181,313 217,280 253,235 289,191 326,191 362,224 398,336 434,336 470,369 507,291 543,191 579,112 615,67 652,22 688,0 725,56 761,100">
          <text:p/>
        </draw:polyline>
        <draw:polyline draw:style-name="gr7" draw:text-style-name="P2" draw:layer="layout" svg:width="0.76cm" svg:height="0.324cm" svg:x="5.266cm" svg:y="3.048cm" svg:viewBox="0 0 761 325" draw:points="0,0 36,11 72,68 108,124 145,236 181,236 217,180 253,91 289,79 325,180 362,269 398,303 435,325 471,314 507,269 544,191 580,124 616,57 652,11 688,11 725,35 761,124">
          <text:p/>
        </draw:polyline>
        <draw:polyline draw:style-name="gr8" draw:text-style-name="P2" draw:layer="layout" svg:width="0.76cm" svg:height="0.369cm" svg:x="5.917cm" svg:y="3.059cm" svg:viewBox="0 0 761 370" draw:points="0,0 36,0 73,23 109,113 145,370 181,325 217,213 254,135 290,113 326,124 362,225 398,236 435,236 471,292 507,213 544,147 580,135 617,80 653,23 689,12 725,45 761,80">
          <text:p/>
        </draw:polyline>
        <draw:polyline draw:style-name="gr9" draw:text-style-name="P2" draw:layer="layout" svg:width="0.76cm" svg:height="0.335cm" svg:x="8.632cm" svg:y="2.981cm" svg:viewBox="0 0 761 336" draw:points="0,45 36,56 72,101 110,213 146,314 182,336 218,258 254,101 290,112 327,168 363,236 399,269 435,258 471,213 508,179 544,179 580,168 616,101 652,56 689,0 725,0 761,67">
          <text:p/>
        </draw:polyline>
        <draw:polyline draw:style-name="gr10" draw:text-style-name="P2" draw:layer="layout" svg:width="0.76cm" svg:height="0.301cm" svg:x="10.044cm" svg:y="2.959cm" svg:viewBox="0 0 761 302" draw:points="0,11 36,89 72,167 108,269 144,302 181,235 218,190 254,179 290,179 326,213 363,213 399,213 435,213 471,224 507,247 544,258 580,190 616,100 652,56 688,0 724,0 761,89">
          <text:p/>
        </draw:polyline>
        <draw:polyline draw:style-name="gr5" draw:text-style-name="P2" draw:layer="layout" svg:width="15.89cm" svg:height="0.456cm" svg:x="3.239cm" svg:y="4.241cm" svg:viewBox="0 0 15891 457" draw:points="0,314 36,308 72,325 108,320 145,325 181,337 217,337 253,314 326,325 362,308 398,297 434,291 470,268 506,263 543,263 579,268 615,286 651,331 687,337 760,360 796,377 832,405 868,428 905,394 941,314 977,360 1013,388 1049,411 1086,388 1122,268 1158,257 1194,211 1230,194 1267,263 1303,314 1339,223 1375,154 1411,137 1448,228 1484,297 1520,200 1556,45 1592,0 1629,320 1665,394 1701,428 1737,388 1773,246 1810,228 1846,217 1882,189 1918,189 1954,206 1991,200 2063,97 2099,126 2135,246 2172,246 2208,149 2244,137 2280,337 2316,377 2352,428 2389,388 2425,251 2461,206 2497,228 2533,194 2570,194 2606,200 2642,200 2678,183 2751,194 2787,263 2823,280 2859,234 2895,234 2968,428 3004,451 3040,399 3076,286 3113,274 3149,240 3185,217 3221,228 3294,194 3366,183 3402,189 3438,234 3475,291 3511,325 3547,263 3583,314 3619,388 3656,451 3692,457 3764,257 3800,240 3837,228 3873,228 3909,223 3945,211 3981,194 4017,189 4054,194 4090,228 4162,371 4198,325 4235,331 4271,394 4307,422 4343,439 4379,434 4416,399 4452,194 4488,263 4524,228 4560,206 4597,200 4633,206 4669,194 4705,189 4742,189 4851,325 4887,297 4960,399 4996,428 5032,422 5068,428 5104,377 5141,286 5177,257 5213,211 5249,183 5285,160 5322,166 5358,160 5430,183 5466,228 5503,286 5539,325 5575,286 5611,274 5647,388 5720,445 5756,422 5792,382 5828,297 5864,251 5901,263 5937,206 5973,189 6082,189 6118,177 6154,177 6190,246 6226,291 6263,274 6299,274 6335,320 6371,422 6407,422 6444,434 6480,405 6516,331 6552,274 6588,263 6625,206 6661,177 6769,177 6806,211 6842,234 6878,286 6914,325 6950,325 6987,308 7059,405 7095,434 7131,422 7168,428 7204,377 7240,297 7312,228 7385,194 7421,189 7457,172 7493,183 7529,189 7602,274 7638,274 7674,257 7710,280 7783,382 7819,399 7855,422 7891,394 7928,331 7964,257 8036,211 8072,194 8109,189 8145,200 8253,166 8326,337 8362,325 8398,303 8434,320 8471,382 8507,411 8543,428 8579,422 8615,388 8652,337 8688,268 8724,257 8796,189 8833,183 8869,183 8905,172 8941,206 8977,183 9014,246 9050,280 9086,274 9122,274 9158,297 9194,342 9267,411 9303,388 9339,354 9375,274 9412,246 9448,177 9484,166 9520,160 9556,172 9593,172 9701,189 9737,268 9774,280 9810,268 9846,280 9882,303 9918,342 9955,411 9991,417 10027,388 10063,342 10099,263 10136,228 10172,189 10208,183 10244,189 10280,172 10317,189 10389,189 10425,234 10461,303 10498,325 10534,308 10570,331 10606,365 10642,411 10679,417 10715,428 10751,394 10787,331 10860,263 10896,217 10932,194 11004,183 11040,183 11077,189 11113,177 11149,206 11185,291 11221,297 11258,286 11294,320 11366,399 11402,411 11439,394 11475,382 11511,337 11547,263 11583,223 11620,200 11656,183 11728,183 11764,172 11801,177 11837,177 11873,200 11909,280 11945,303 11982,303 12018,320 12054,348 12090,399 12126,405 12163,399 12199,377 12271,274 12307,234 12344,217 12380,194 12416,183 12452,189 12488,183 12561,194 12597,194 12633,280 12669,303 12705,297 12742,314 12778,337 12814,394 12850,405 12886,377 12923,365 12959,331 12995,303 13031,240 13067,217 13104,177 13140,172 13176,172 13212,177 13248,177 13285,189 13321,211 13357,291 13393,320 13429,320 13466,325 13502,348 13538,405 13574,405 13610,399 13647,377 13719,291 13755,240 13791,217 13828,177 13864,177 13900,160 13936,172 13972,189 14045,234 14081,274 14117,303 14153,308 14190,308 14226,337 14262,342 14298,382 14334,365 14407,320 14443,257 14479,223 14515,206 14551,154 14588,154 14624,160 14660,177 14696,189 14732,194 14805,303 14841,303 14877,286 14913,314 14950,337 14986,394 15058,394 15094,388 15131,337 15239,211 15275,194 15312,194 15348,200 15384,217 15420,211 15456,240 15493,263 15529,314 15565,342 15601,337 15674,360 15710,411 15746,405 15782,382 15818,382 15855,360 15891,308">
          <text:p/>
        </draw:polyline>
        <draw:polyline draw:style-name="gr6" draw:text-style-name="P2" draw:layer="layout" svg:width="0.76cm" svg:height="0.274cm" svg:x="6.569cm" svg:y="4.423cm" svg:viewBox="0 0 761 275" draw:points="0,6 36,0 72,6 108,51 145,109 181,143 217,80 253,132 289,206 326,269 362,275 398,172 434,74 470,57 507,45 543,45 579,40 615,28 652,11 688,6 725,11 761,45">
          <text:p/>
        </draw:polyline>
        <draw:polyline draw:style-name="gr7" draw:text-style-name="P2" draw:layer="layout" svg:width="0.76cm" svg:height="0.257cm" svg:x="9.32cm" svg:y="4.417cm" svg:viewBox="0 0 761 258" draw:points="0,12 36,0 72,0 108,70 144,115 182,98 218,98 254,144 290,246 326,246 363,258 399,229 435,155 471,98 507,87 544,29 580,0 616,0 652,0 688,0 725,34 761,57">
          <text:p/>
        </draw:polyline>
        <draw:polyline draw:style-name="gr8" draw:text-style-name="P2" draw:layer="layout" svg:width="0.76cm" svg:height="0.268cm" svg:x="5.881cm" svg:y="4.423cm" svg:viewBox="0 0 761 269" draw:points="0,17 36,0 72,6 109,11 145,80 181,97 217,51 253,51 290,148 326,245 362,269 398,216 434,103 471,91 507,57 543,34 580,45 616,28 653,11 689,6 725,0 761,6">
          <text:p/>
        </draw:polyline>
        <draw:polyline draw:style-name="gr9" draw:text-style-name="P2" draw:layer="layout" svg:width="0.76cm" svg:height="0.273cm" svg:x="8.632cm" svg:y="4.412cm" svg:viewBox="0 0 761 274" draw:points="0,0 36,11 72,56 110,115 146,154 182,115 218,103 254,217 290,246 327,274 363,251 399,211 435,126 471,79 508,91 544,34 580,17 616,17 652,17 689,17 725,5 761,5">
          <text:p/>
        </draw:polyline>
        <draw:polyline draw:style-name="gr10" draw:text-style-name="P2" draw:layer="layout" svg:width="0.76cm" svg:height="0.228cm" svg:x="15.039cm" svg:y="4.417cm" svg:viewBox="0 0 761 229" draw:points="0,0 36,0 72,24 108,104 144,127 181,127 217,144 253,172 289,223 325,229 362,223 398,201 434,149 470,98 506,58 544,41 580,18 616,6 652,13 688,6 725,13 761,18">
          <text:p/>
        </draw:polyline>
        <draw:polyline draw:style-name="gr5" draw:text-style-name="P2" draw:layer="layout" svg:width="15.89cm" svg:height="0.27cm" svg:x="3.239cm" svg:y="5.178cm" svg:viewBox="0 0 15891 271" draw:points="0,271 1882,267 2932,250 5104,210 5937,195 13140,54 13429,48 15891,0">
          <text:p/>
        </draw:polyline>
        <draw:polyline draw:style-name="gr6" draw:text-style-name="P2" draw:layer="layout" svg:width="0.76cm" svg:height="0.014cm" svg:x="6.569cm" svg:y="5.406cm" svg:viewBox="0 0 761 15" draw:points="0,15 36,14 72,13 108,12 145,12 181,12 217,11 253,10 289,8 326,7 362,7 398,7 434,6 470,6 507,5 543,4 579,3 615,2 652,2 688,1 725,0 761,0">
          <text:p/>
        </draw:polyline>
        <draw:polyline draw:style-name="gr7" draw:text-style-name="P2" draw:layer="layout" svg:width="0.76cm" svg:height="0.016cm" svg:x="16.885cm" svg:y="5.206cm" svg:viewBox="0 0 761 17" draw:points="0,17 36,16 72,15 108,15 144,14 181,14 218,13 254,12 290,11 326,11 363,9 399,8 435,8 471,6 507,6 544,5 580,4 616,3 652,2 688,2 725,1 761,0">
          <text:p/>
        </draw:polyline>
        <draw:polyline draw:style-name="gr8" draw:text-style-name="P2" draw:layer="layout" svg:width="0.76cm" svg:height="0.016cm" svg:x="11.057cm" svg:y="5.32cm" svg:viewBox="0 0 761 17" draw:points="0,17 36,16 72,15 109,14 145,14 181,12 217,11 253,10 290,10 326,9 362,8 398,7 434,7 471,6 507,5 543,5 579,4 615,3 652,3 688,2 725,1 761,0">
          <text:p/>
        </draw:polyline>
        <draw:polyline draw:style-name="gr9" draw:text-style-name="P2" draw:layer="layout" svg:width="0.76cm" svg:height="0.015cm" svg:x="12.541cm" svg:y="5.291cm" svg:viewBox="0 0 761 16" draw:points="0,16 36,15 72,15 109,14 145,13 181,13 217,11 253,10 290,9 326,9 362,7 398,7 434,6 471,6 507,5 543,4 579,4 615,3 652,2 688,1 724,1 761,0">
          <text:p/>
        </draw:polyline>
        <draw:polyline draw:style-name="gr10" draw:text-style-name="P2" draw:layer="layout" svg:width="0.76cm" svg:height="0.015cm" svg:x="17.645cm" svg:y="5.191cm" svg:viewBox="0 0 761 16" draw:points="0,16 36,16 72,15 108,15 144,14 181,13 218,12 254,12 290,11 326,9 363,8 399,7 435,7 471,6 507,5 544,5 580,4 616,3 652,3 688,2 725,1 761,0">
          <text:p/>
        </draw:polyline>
        <draw:line draw:style-name="gr11" draw:text-style-name="P2" draw:layer="layout" svg:x1="2.444cm" svg:y1="5.655cm" svg:x2="2.444cm" svg:y2="1.121cm">
          <text:p/>
        </draw:line>
        <draw:line draw:style-name="gr11" draw:text-style-name="P2" draw:layer="layout" svg:x1="2.444cm" svg:y1="5.655cm" svg:x2="19.923cm" svg:y2="5.655cm">
          <text:p/>
        </draw:line>
        <draw:frame draw:style-name="gr4" draw:text-style-name="P5" draw:layer="layout" svg:width="1.835cm" svg:height="0.497cm" svg:x="0.39cm" svg:y="5.098cm">
          <draw:text-box>
            <text:p text:style-name="P3"><text:span text:style-name="T2">Pressure</text:span></text:p>
          </draw:text-box>
        </draw:frame>
        <draw:polygon draw:style-name="gr1" draw:text-style-name="P1" draw:layer="layout" svg:width="0cm" svg:height="0.123cm" svg:x="3.239cm" svg:y="11.909cm" svg:viewBox="0 0 0 124" draw:points="0,0 0,124">
          <text:p/>
        </draw:polygon>
        <draw:line draw:style-name="gr2" draw:text-style-name="P2" draw:layer="layout" svg:x1="3.239cm" svg:y1="11.909cm" svg:x2="3.239cm" svg:y2="12.033cm">
          <text:p/>
        </draw:line>
        <draw:frame draw:style-name="gr12" draw:text-style-name="P6" draw:layer="layout" svg:width="3.224cm" svg:height="0.822cm" svg:x="9.591cm" svg:y="0.255cm">
          <draw:text-box>
            <text:p text:style-name="P3"><text:span text:style-name="T3">Penguins</text:span></text:p>
          </draw:text-box>
        </draw:frame>
        <draw:polygon draw:style-name="gr1" draw:text-style-name="P1" draw:layer="layout" svg:width="0cm" svg:height="0.123cm" svg:x="6.154cm" svg:y="11.909cm" svg:viewBox="0 0 0 124" draw:points="0,0 0,124">
          <text:p/>
        </draw:polygon>
        <draw:line draw:style-name="gr2" draw:text-style-name="P2" draw:layer="layout" svg:x1="6.154cm" svg:y1="11.909cm" svg:x2="6.154cm" svg:y2="12.033cm">
          <text:p/>
        </draw:line>
        <draw:polygon draw:style-name="gr1" draw:text-style-name="P1" draw:layer="layout" svg:width="0cm" svg:height="0.123cm" svg:x="9.07cm" svg:y="11.909cm" svg:viewBox="0 0 0 124" draw:points="0,0 0,124">
          <text:p/>
        </draw:polygon>
        <draw:line draw:style-name="gr2" draw:text-style-name="P2" draw:layer="layout" svg:x1="9.07cm" svg:y1="11.909cm" svg:x2="9.07cm" svg:y2="12.033cm">
          <text:p/>
        </draw:line>
        <draw:polygon draw:style-name="gr1" draw:text-style-name="P1" draw:layer="layout" svg:width="0cm" svg:height="0.123cm" svg:x="11.986cm" svg:y="11.909cm" svg:viewBox="0 0 0 124" draw:points="0,0 0,124">
          <text:p/>
        </draw:polygon>
        <draw:line draw:style-name="gr2" draw:text-style-name="P2" draw:layer="layout" svg:x1="11.986cm" svg:y1="11.909cm" svg:x2="11.986cm" svg:y2="12.033cm">
          <text:p/>
        </draw:line>
        <draw:polygon draw:style-name="gr1" draw:text-style-name="P1" draw:layer="layout" svg:width="0cm" svg:height="0.123cm" svg:x="14.901cm" svg:y="11.909cm" svg:viewBox="0 0 0 124" draw:points="0,0 0,124">
          <text:p/>
        </draw:polygon>
        <draw:line draw:style-name="gr2" draw:text-style-name="P2" draw:layer="layout" svg:x1="14.901cm" svg:y1="11.909cm" svg:x2="14.901cm" svg:y2="12.033cm">
          <text:p/>
        </draw:line>
        <draw:polygon draw:style-name="gr1" draw:text-style-name="P1" draw:layer="layout" svg:width="0cm" svg:height="0.123cm" svg:x="17.817cm" svg:y="11.909cm" svg:viewBox="0 0 0 124" draw:points="0,0 0,124">
          <text:p/>
        </draw:polygon>
        <draw:line draw:style-name="gr2" draw:text-style-name="P2" draw:layer="layout" svg:x1="17.817cm" svg:y1="11.909cm" svg:x2="17.817cm" svg:y2="12.033cm">
          <text:p/>
        </draw:line>
        <draw:polygon draw:style-name="gr1" draw:text-style-name="P1" draw:layer="layout" svg:width="0.122cm" svg:height="0cm" svg:x="2.321cm" svg:y="7.661cm" svg:viewBox="0 0 123 0" draw:points="123,0 0,0">
          <text:p/>
        </draw:polygon>
        <draw:line draw:style-name="gr2" draw:text-style-name="P2" draw:layer="layout" svg:x1="2.444cm" svg:y1="7.661cm" svg:x2="2.321cm" svg:y2="7.661cm">
          <text:p/>
        </draw:line>
        <draw:polygon draw:style-name="gr1" draw:text-style-name="P1" draw:layer="layout" svg:width="0.122cm" svg:height="0cm" svg:x="2.321cm" svg:y="9.273cm" svg:viewBox="0 0 123 0" draw:points="123,0 0,0">
          <text:p/>
        </draw:polygon>
        <draw:line draw:style-name="gr2" draw:text-style-name="P2" draw:layer="layout" svg:x1="2.444cm" svg:y1="9.273cm" svg:x2="2.321cm" svg:y2="9.273cm">
          <text:p/>
        </draw:line>
        <draw:frame draw:style-name="gr4" draw:text-style-name="P5" draw:layer="layout" svg:width="1.2cm" svg:height="0.497cm" svg:x="1.04cm" svg:y="7.429cm">
          <draw:text-box>
            <text:p text:style-name="P3"><text:span text:style-name="T2">X-Acc</text:span></text:p>
          </draw:text-box>
        </draw:frame>
        <draw:polygon draw:style-name="gr1" draw:text-style-name="P1" draw:layer="layout" svg:width="0.122cm" svg:height="0cm" svg:x="2.321cm" svg:y="10.738cm" svg:viewBox="0 0 123 0" draw:points="123,0 0,0">
          <text:p/>
        </draw:polygon>
        <draw:line draw:style-name="gr2" draw:text-style-name="P2" draw:layer="layout" svg:x1="2.444cm" svg:y1="10.738cm" svg:x2="2.321cm" svg:y2="10.738cm">
          <text:p/>
        </draw:line>
        <draw:frame draw:style-name="gr4" draw:text-style-name="P5" draw:layer="layout" svg:width="1.166cm" svg:height="0.497cm" svg:x="1.098cm" svg:y="9.042cm">
          <draw:text-box>
            <text:p text:style-name="P3"><text:span text:style-name="T2">Y-Acc</text:span></text:p>
          </draw:text-box>
        </draw:frame>
        <draw:polygon draw:style-name="gr1" draw:text-style-name="P1" draw:layer="layout" svg:width="0.122cm" svg:height="0cm" svg:x="2.321cm" svg:y="11.607cm" svg:viewBox="0 0 123 0" draw:points="123,0 0,0">
          <text:p/>
        </draw:polygon>
        <draw:line draw:style-name="gr2" draw:text-style-name="P2" draw:layer="layout" svg:x1="2.444cm" svg:y1="11.607cm" svg:x2="2.321cm" svg:y2="11.607cm">
          <text:p/>
        </draw:line>
        <draw:frame draw:style-name="gr4" draw:text-style-name="P5" draw:layer="layout" svg:width="1.2cm" svg:height="0.497cm" svg:x="1.027cm" svg:y="10.506cm">
          <draw:text-box>
            <text:p text:style-name="P3"><text:span text:style-name="T2">Z-Acc</text:span></text:p>
          </draw:text-box>
        </draw:frame>
        <draw:polyline draw:style-name="gr6" draw:text-style-name="P2" draw:layer="layout" svg:width="3.061cm" svg:height="0.233cm" svg:x="3.239cm" svg:y="7.587cm" svg:viewBox="0 0 3062 234" draw:points="0,142 146,192 291,234 437,225 583,128 729,50 874,50 1020,64 1166,73 1312,78 1459,87 1604,68 1750,27 1896,13 2042,0 2187,0 2333,4 2479,23 2625,64 2771,174 2916,206 3062,206">
          <text:p/>
        </draw:polyline>
        <draw:polyline draw:style-name="gr7" draw:text-style-name="P2" draw:layer="layout" svg:width="3.061cm" svg:height="0.252cm" svg:x="6.446cm" svg:y="7.582cm" svg:viewBox="0 0 3062 253" draw:points="0,125 146,175 291,221 437,253 583,207 729,32 875,73 1020,79 1166,73 1313,84 1459,97 1604,116 1750,69 1896,32 2042,14 2188,5 2333,0 2479,32 2625,102 2771,148 2916,198 3062,239">
          <text:p/>
        </draw:polyline>
        <draw:polyline draw:style-name="gr8" draw:text-style-name="P2" draw:layer="layout" svg:width="3.061cm" svg:height="0.234cm" svg:x="9.653cm" svg:y="7.591cm" svg:viewBox="0 0 3062 235" draw:points="0,142 146,188 292,235 437,188 583,87 729,37 875,46 1021,51 1167,55 1313,83 1459,96 1605,101 1750,92 1896,60 2042,37 2188,19 2334,0 2479,14 2625,51 2771,110 2917,160 3062,221">
          <text:p/>
        </draw:polyline>
        <draw:polyline draw:style-name="gr9" draw:text-style-name="P2" draw:layer="layout" svg:width="3.062cm" svg:height="0.188cm" svg:x="12.86cm" svg:y="7.637cm" svg:viewBox="0 0 3063 189" draw:points="0,92 146,134 292,166 438,125 583,41 729,28 875,28 1022,23 1167,60 1313,69 1459,69 1605,78 1751,64 1896,23 2042,9 2188,9 2334,0 2479,23 2625,55 2771,96 2917,143 3063,189">
          <text:p/>
        </draw:polyline>
        <draw:polyline draw:style-name="gr10" draw:text-style-name="P2" draw:layer="layout" svg:width="3.062cm" svg:height="0.183cm" svg:x="16.067cm" svg:y="7.619cm" svg:viewBox="0 0 3063 184" draw:points="0,96 146,142 292,179 438,114 583,32 729,18 876,23 1022,27 1168,55 1313,59 1459,82 1605,82 1751,55 1896,18 2042,0 2188,4 2334,18 2480,32 2625,68 2771,110 2917,151 3063,184">
          <text:p/>
        </draw:polyline>
        <draw:polyline draw:style-name="gr6" draw:text-style-name="P2" draw:layer="layout" svg:width="3.061cm" svg:height="0.394cm" svg:x="3.239cm" svg:y="9.069cm" svg:viewBox="0 0 3062 395" draw:points="0,131 146,119 291,155 437,192 583,227 729,335 874,299 1020,252 1166,204 1312,204 1459,240 1604,359 1750,359 1896,395 2042,311 2187,204 2333,119 2479,71 2625,24 2771,0 2916,59 3062,107">
          <text:p/>
        </draw:polyline>
        <draw:polyline draw:style-name="gr7" draw:text-style-name="P2" draw:layer="layout" svg:width="3.061cm" svg:height="0.347cm" svg:x="6.446cm" svg:y="9.164cm" svg:viewBox="0 0 3062 348" draw:points="0,0 146,13 291,73 437,132 583,252 729,252 875,192 1020,97 1166,85 1313,192 1459,288 1604,324 1750,348 1896,336 2042,288 2188,204 2333,132 2479,61 2625,13 2771,13 2916,37 3062,132">
          <text:p/>
        </draw:polyline>
        <draw:polyline draw:style-name="gr8" draw:text-style-name="P2" draw:layer="layout" svg:width="3.061cm" svg:height="0.394cm" svg:x="9.653cm" svg:y="9.176cm" svg:viewBox="0 0 3062 395" draw:points="0,0 146,0 292,24 437,120 583,395 729,347 875,228 1021,145 1167,120 1313,133 1459,240 1605,252 1750,252 1896,312 2042,228 2188,156 2334,145 2479,85 2625,24 2771,12 2917,48 3062,85">
          <text:p/>
        </draw:polyline>
        <draw:polyline draw:style-name="gr9" draw:text-style-name="P2" draw:layer="layout" svg:width="3.062cm" svg:height="0.358cm" svg:x="12.86cm" svg:y="9.093cm" svg:viewBox="0 0 3063 359" draw:points="0,48 146,60 292,108 438,228 583,335 729,359 875,275 1022,108 1167,120 1313,180 1459,251 1605,287 1751,275 1896,228 2042,192 2188,192 2334,180 2479,108 2625,60 2771,0 2917,0 3063,72">
          <text:p/>
        </draw:polyline>
        <draw:polyline draw:style-name="gr10" draw:text-style-name="P2" draw:layer="layout" svg:width="3.062cm" svg:height="0.322cm" svg:x="16.067cm" svg:y="9.069cm" svg:viewBox="0 0 3063 323" draw:points="0,12 146,95 292,180 438,287 583,323 729,252 876,204 1022,192 1168,192 1313,227 1459,227 1605,227 1751,227 1896,240 2042,263 2188,275 2334,204 2480,107 2625,59 2771,0 2917,0 3063,95">
          <text:p/>
        </draw:polyline>
        <draw:polyline draw:style-name="gr6" draw:text-style-name="P2" draw:layer="layout" svg:width="3.061cm" svg:height="0.293cm" svg:x="3.239cm" svg:y="10.636cm" svg:viewBox="0 0 3062 294" draw:points="0,6 146,0 291,6 437,56 583,117 729,154 874,86 1020,141 1166,221 1312,288 1459,294 1604,184 1750,80 1896,62 2042,50 2187,50 2333,44 2479,32 2625,12 2771,6 2916,12 3062,50">
          <text:p/>
        </draw:polyline>
        <draw:polyline draw:style-name="gr7" draw:text-style-name="P2" draw:layer="layout" svg:width="3.061cm" svg:height="0.275cm" svg:x="6.446cm" svg:y="10.63cm" svg:viewBox="0 0 3062 276" draw:points="0,12 146,0 291,0 437,73 583,122 729,104 875,104 1020,153 1166,263 1313,263 1459,276 1604,245 1750,165 1896,104 2042,91 2188,31 2333,0 2479,0 2625,0 2771,0 2916,37 3062,61">
          <text:p/>
        </draw:polyline>
        <draw:polyline draw:style-name="gr8" draw:text-style-name="P2" draw:layer="layout" svg:width="3.061cm" svg:height="0.287cm" svg:x="9.653cm" svg:y="10.636cm" svg:viewBox="0 0 3062 288" draw:points="0,18 146,0 292,6 437,12 583,85 729,105 875,55 1021,55 1167,160 1313,264 1459,288 1605,233 1750,111 1896,99 2042,61 2188,37 2334,49 2479,31 2625,12 2771,6 2917,0 3062,6">
          <text:p/>
        </draw:polyline>
        <draw:polyline draw:style-name="gr9" draw:text-style-name="P2" draw:layer="layout" svg:width="3.062cm" svg:height="0.293cm" svg:x="12.86cm" svg:y="10.624cm" svg:viewBox="0 0 3063 294" draw:points="0,0 146,12 292,62 438,123 583,166 729,123 875,111 1022,233 1167,263 1313,294 1459,269 1605,227 1751,135 1896,86 2042,98 2188,38 2334,18 2479,18 2625,18 2771,18 2917,6 3063,6">
          <text:p/>
        </draw:polyline>
        <draw:polyline draw:style-name="gr10" draw:text-style-name="P2" draw:layer="layout" svg:width="3.062cm" svg:height="0.244cm" svg:x="16.067cm" svg:y="10.63cm" svg:viewBox="0 0 3063 245" draw:points="0,0 146,0 292,24 438,110 583,134 729,134 876,153 1022,183 1168,239 1313,245 1459,239 1605,214 1751,159 1896,104 2042,61 2188,43 2334,18 2480,6 2625,12 2771,6 2917,12 3063,18">
          <text:p/>
        </draw:polyline>
        <draw:polyline draw:style-name="gr6" draw:text-style-name="P2" draw:layer="layout" svg:width="3.061cm" svg:height="0.015cm" svg:x="3.239cm" svg:y="11.688cm" svg:viewBox="0 0 3062 16" draw:points="0,16 146,15 291,15 437,14 583,14 729,13 874,13 1020,12 1166,11 1312,10 1459,8 1604,8 1750,7 1896,7 2042,6 2187,5 2333,4 2479,3 2625,3 2771,2 2916,1 3062,0">
          <text:p/>
        </draw:polyline>
        <draw:polyline draw:style-name="gr7" draw:text-style-name="P2" draw:layer="layout" svg:width="3.061cm" svg:height="0.016cm" svg:x="6.446cm" svg:y="11.475cm" svg:viewBox="0 0 3062 17" draw:points="0,17 146,17 291,16 437,16 583,15 729,14 875,13 1020,12 1166,12 1313,11 1459,10 1604,9 1750,8 1896,7 2042,6 2188,6 2333,4 2479,3 2625,2 2771,1 2916,1 3062,0">
          <text:p/>
        </draw:polyline>
        <draw:polyline draw:style-name="gr8" draw:text-style-name="P2" draw:layer="layout" svg:width="3.061cm" svg:height="0.016cm" svg:x="9.653cm" svg:y="11.597cm" svg:viewBox="0 0 3062 17" draw:points="0,17 146,17 292,16 437,15 583,14 729,14 875,13 1021,12 1167,10 1313,9 1459,9 1605,8 1750,7 1896,6 2042,5 2188,5 2334,4 2479,3 2625,2 2771,1 2917,1 3062,0">
          <text:p/>
        </draw:polyline>
        <draw:polyline draw:style-name="gr9" draw:text-style-name="P2" draw:layer="layout" svg:width="3.062cm" svg:height="0.017cm" svg:x="12.86cm" svg:y="11.565cm" svg:viewBox="0 0 3063 18" draw:points="0,18 146,17 292,16 438,16 583,15 729,14 875,13 1022,12 1167,12 1313,10 1459,9 1605,8 1751,7 1896,7 2042,6 2188,5 2334,5 2479,4 2625,3 2771,2 2917,1 3063,0">
          <text:p/>
        </draw:polyline>
        <draw:polyline draw:style-name="gr10" draw:text-style-name="P2" draw:layer="layout" svg:width="3.062cm" svg:height="0.016cm" svg:x="16.067cm" svg:y="11.459cm" svg:viewBox="0 0 3063 17" draw:points="0,17 146,17 292,16 438,15 583,14 729,13 876,13 1022,12 1168,11 1313,10 1459,9 1605,9 1751,8 1896,7 2042,6 2188,6 2334,4 2480,3 2625,2 2771,2 2917,1 3063,0">
          <text:p/>
        </draw:polyline>
        <draw:line draw:style-name="gr11" draw:text-style-name="P2" draw:layer="layout" svg:x1="2.444cm" svg:y1="11.909cm" svg:x2="2.444cm" svg:y2="7.376cm">
          <text:p/>
        </draw:line>
        <draw:line draw:style-name="gr11" draw:text-style-name="P2" draw:layer="layout" svg:x1="2.444cm" svg:y1="11.909cm" svg:x2="19.923cm" svg:y2="11.909cm">
          <text:p/>
        </draw:line>
        <draw:frame draw:style-name="gr4" draw:text-style-name="P5" draw:layer="layout" svg:width="1.835cm" svg:height="0.497cm" svg:x="0.39cm" svg:y="11.375cm">
          <draw:text-box>
            <text:p text:style-name="P3"><text:span text:style-name="T2">Pressure</text:span></text:p>
          </draw:text-box>
        </draw:frame>
        <draw:polygon draw:style-name="gr1" draw:text-style-name="P1" draw:layer="layout" svg:width="0cm" svg:height="0.123cm" svg:x="3.239cm" svg:y="18.164cm" svg:viewBox="0 0 0 124" draw:points="0,0 0,124">
          <text:p/>
        </draw:polygon>
        <draw:line draw:style-name="gr2" draw:text-style-name="P2" draw:layer="layout" svg:x1="3.239cm" svg:y1="18.164cm" svg:x2="3.239cm" svg:y2="18.288cm">
          <text:p/>
        </draw:line>
        <draw:frame draw:style-name="gr12" draw:text-style-name="P6" draw:layer="layout" svg:width="5.522cm" svg:height="0.822cm" svg:x="8.255cm" svg:y="6.51cm">
          <draw:text-box>
            <text:p text:style-name="P3"><text:span text:style-name="T3">(a) k-NN search</text:span></text:p>
          </draw:text-box>
        </draw:frame>
        <draw:polygon draw:style-name="gr1" draw:text-style-name="P1" draw:layer="layout" svg:width="0cm" svg:height="0.123cm" svg:x="6.154cm" svg:y="18.164cm" svg:viewBox="0 0 0 124" draw:points="0,0 0,124">
          <text:p/>
        </draw:polygon>
        <draw:line draw:style-name="gr2" draw:text-style-name="P2" draw:layer="layout" svg:x1="6.154cm" svg:y1="18.164cm" svg:x2="6.154cm" svg:y2="18.288cm">
          <text:p/>
        </draw:line>
        <draw:polygon draw:style-name="gr1" draw:text-style-name="P1" draw:layer="layout" svg:width="0cm" svg:height="0.123cm" svg:x="9.07cm" svg:y="18.164cm" svg:viewBox="0 0 0 124" draw:points="0,0 0,124">
          <text:p/>
        </draw:polygon>
        <draw:line draw:style-name="gr2" draw:text-style-name="P2" draw:layer="layout" svg:x1="9.07cm" svg:y1="18.164cm" svg:x2="9.07cm" svg:y2="18.288cm">
          <text:p/>
        </draw:line>
        <draw:polygon draw:style-name="gr1" draw:text-style-name="P1" draw:layer="layout" svg:width="0cm" svg:height="0.123cm" svg:x="11.986cm" svg:y="18.164cm" svg:viewBox="0 0 0 124" draw:points="0,0 0,124">
          <text:p/>
        </draw:polygon>
        <draw:line draw:style-name="gr2" draw:text-style-name="P2" draw:layer="layout" svg:x1="11.986cm" svg:y1="18.164cm" svg:x2="11.986cm" svg:y2="18.288cm">
          <text:p/>
        </draw:line>
        <draw:polygon draw:style-name="gr1" draw:text-style-name="P1" draw:layer="layout" svg:width="0cm" svg:height="0.123cm" svg:x="14.901cm" svg:y="18.164cm" svg:viewBox="0 0 0 124" draw:points="0,0 0,124">
          <text:p/>
        </draw:polygon>
        <draw:line draw:style-name="gr2" draw:text-style-name="P2" draw:layer="layout" svg:x1="14.901cm" svg:y1="18.164cm" svg:x2="14.901cm" svg:y2="18.288cm">
          <text:p/>
        </draw:line>
        <draw:polygon draw:style-name="gr1" draw:text-style-name="P1" draw:layer="layout" svg:width="0cm" svg:height="0.123cm" svg:x="17.817cm" svg:y="18.164cm" svg:viewBox="0 0 0 124" draw:points="0,0 0,124">
          <text:p/>
        </draw:polygon>
        <draw:line draw:style-name="gr2" draw:text-style-name="P2" draw:layer="layout" svg:x1="17.817cm" svg:y1="18.164cm" svg:x2="17.817cm" svg:y2="18.288cm">
          <text:p/>
        </draw:line>
        <draw:polygon draw:style-name="gr1" draw:text-style-name="P1" draw:layer="layout" svg:width="0.122cm" svg:height="0cm" svg:x="2.321cm" svg:y="13.916cm" svg:viewBox="0 0 123 0" draw:points="123,0 0,0">
          <text:p/>
        </draw:polygon>
        <draw:line draw:style-name="gr2" draw:text-style-name="P2" draw:layer="layout" svg:x1="2.444cm" svg:y1="13.916cm" svg:x2="2.321cm" svg:y2="13.916cm">
          <text:p/>
        </draw:line>
        <draw:polygon draw:style-name="gr1" draw:text-style-name="P1" draw:layer="layout" svg:width="0.122cm" svg:height="0cm" svg:x="2.321cm" svg:y="15.528cm" svg:viewBox="0 0 123 0" draw:points="123,0 0,0">
          <text:p/>
        </draw:polygon>
        <draw:line draw:style-name="gr2" draw:text-style-name="P2" draw:layer="layout" svg:x1="2.444cm" svg:y1="15.528cm" svg:x2="2.321cm" svg:y2="15.528cm">
          <text:p/>
        </draw:line>
        <draw:frame draw:style-name="gr4" draw:text-style-name="P8" draw:layer="layout" svg:width="1.2cm" svg:height="0.497cm" svg:x="1.027cm" svg:y="13.684cm">
          <draw:text-box>
            <text:p text:style-name="P7"><text:span text:style-name="T4">Z-Acc</text:span></text:p>
          </draw:text-box>
        </draw:frame>
        <draw:polygon draw:style-name="gr1" draw:text-style-name="P1" draw:layer="layout" svg:width="0.122cm" svg:height="0cm" svg:x="2.321cm" svg:y="16.993cm" svg:viewBox="0 0 123 0" draw:points="123,0 0,0">
          <text:p/>
        </draw:polygon>
        <draw:line draw:style-name="gr2" draw:text-style-name="P2" draw:layer="layout" svg:x1="2.444cm" svg:y1="16.993cm" svg:x2="2.321cm" svg:y2="16.993cm">
          <text:p/>
        </draw:line>
        <draw:frame draw:style-name="gr4" draw:text-style-name="P8" draw:layer="layout" svg:width="1.2cm" svg:height="0.497cm" svg:x="1.04cm" svg:y="15.296cm">
          <draw:text-box>
            <text:p text:style-name="P7"><text:span text:style-name="T4">X-Acc</text:span></text:p>
          </draw:text-box>
        </draw:frame>
        <draw:polygon draw:style-name="gr1" draw:text-style-name="P1" draw:layer="layout" svg:width="0.122cm" svg:height="0cm" svg:x="2.321cm" svg:y="17.862cm" svg:viewBox="0 0 123 0" draw:points="123,0 0,0">
          <text:p/>
        </draw:polygon>
        <draw:line draw:style-name="gr2" draw:text-style-name="P2" draw:layer="layout" svg:x1="2.444cm" svg:y1="17.862cm" svg:x2="2.321cm" svg:y2="17.862cm">
          <text:p/>
        </draw:line>
        <draw:frame draw:style-name="gr4" draw:text-style-name="P8" draw:layer="layout" svg:width="1.166cm" svg:height="0.497cm" svg:x="1.098cm" svg:y="16.761cm">
          <draw:text-box>
            <text:p text:style-name="P7"><text:span text:style-name="T4">Y-Acc</text:span></text:p>
          </draw:text-box>
        </draw:frame>
        <draw:polyline draw:style-name="gr13" draw:text-style-name="P2" draw:layer="layout" svg:width="3.061cm" svg:height="0.234cm" svg:x="3.239cm" svg:y="13.841cm" svg:viewBox="0 0 3062 235" draw:points="0,143 146,194 291,235 437,226 583,130 729,52 874,52 1020,65 1166,75 1312,79 1459,88 1604,70 1750,29 1896,14 2042,0 2187,0 2333,5 2479,24 2625,65 2771,175 2916,207 3062,207">
          <text:p/>
        </draw:polyline>
        <draw:polyline draw:style-name="gr13" draw:text-style-name="P2" draw:layer="layout" svg:width="3.061cm" svg:height="0.187cm" svg:x="6.446cm" svg:y="13.892cm" svg:viewBox="0 0 3062 188" draw:points="0,92 146,133 291,165 437,124 583,42 729,27 875,27 1020,23 1166,60 1313,69 1459,69 1604,79 1750,65 1896,23 2042,9 2188,9 2333,0 2479,23 2625,56 2771,97 2916,143 3062,188">
          <text:p/>
        </draw:polyline>
        <draw:polyline draw:style-name="gr13" draw:text-style-name="P2" draw:layer="layout" svg:width="3.061cm" svg:height="0.251cm" svg:x="9.653cm" svg:y="13.837cm" svg:viewBox="0 0 3062 252" draw:points="0,124 146,175 292,220 437,252 583,207 729,32 875,73 1021,78 1167,73 1313,82 1459,97 1605,115 1750,68 1896,32 2042,14 2188,4 2334,0 2479,32 2625,102 2771,147 2917,198 3062,239">
          <text:p/>
        </draw:polyline>
        <draw:polyline draw:style-name="gr13" draw:text-style-name="P2" draw:layer="layout" svg:width="3.062cm" svg:height="0.183cm" svg:x="12.86cm" svg:y="13.873cm" svg:viewBox="0 0 3063 184" draw:points="0,97 146,143 292,180 438,115 583,32 729,19 875,23 1022,28 1167,55 1313,60 1459,83 1605,83 1751,55 1896,19 2042,0 2188,5 2334,19 2479,32 2625,69 2771,110 2917,152 3063,184">
          <text:p/>
        </draw:polyline>
        <draw:polyline draw:style-name="gr10" draw:text-style-name="P2" draw:layer="layout" svg:width="3.062cm" svg:height="0.16cm" svg:x="16.067cm" svg:y="13.887cm" svg:viewBox="0 0 3063 161" draw:points="0,125 146,143 292,161 438,69 583,9 729,0 876,0 1022,9 1168,51 1313,69 1459,73 1605,73 1751,73 1896,55 2042,41 2188,28 2334,18 2480,18 2625,51 2771,73 2917,101 3063,134">
          <text:p/>
        </draw:polyline>
        <draw:polyline draw:style-name="gr13" draw:text-style-name="P2" draw:layer="layout" svg:width="3.061cm" svg:height="0.395cm" svg:x="3.239cm" svg:y="15.323cm" svg:viewBox="0 0 3062 396" draw:points="0,132 146,120 291,156 437,191 583,227 729,336 874,300 1020,252 1166,203 1312,203 1459,239 1604,360 1750,360 1896,396 2042,312 2187,203 2333,120 2479,72 2625,24 2771,0 2916,60 3062,108">
          <text:p/>
        </draw:polyline>
        <draw:polyline draw:style-name="gr13" draw:text-style-name="P2" draw:layer="layout" svg:width="3.061cm" svg:height="0.394cm" svg:x="6.446cm" svg:y="15.431cm" svg:viewBox="0 0 3062 395" draw:points="0,48 146,0 291,0 437,24 583,119 729,395 875,347 1020,228 1166,144 1313,119 1459,131 1604,240 1750,252 1896,252 2042,312 2188,228 2333,156 2479,144 2625,83 2771,24 2916,12 3062,48">
          <text:p/>
        </draw:polyline>
        <draw:polyline draw:style-name="gr13" draw:text-style-name="P2" draw:layer="layout" svg:width="3.061cm" svg:height="0.323cm" svg:x="9.653cm" svg:y="15.323cm" svg:viewBox="0 0 3062 324" draw:points="0,36 146,12 292,96 437,180 583,287 729,324 875,251 1021,203 1167,191 1313,191 1459,227 1605,227 1750,227 1896,227 2042,239 2188,263 2334,275 2479,203 2625,108 2771,60 2917,0 3062,0">
          <text:p/>
        </draw:polyline>
        <draw:polyline draw:style-name="gr13" draw:text-style-name="P2" draw:layer="layout" svg:width="3.062cm" svg:height="0.347cm" svg:x="12.86cm" svg:y="15.335cm" svg:viewBox="0 0 3063 348" draw:points="0,12 146,12 292,85 438,157 583,312 729,348 875,276 1022,133 1167,85 1313,145 1459,157 1605,192 1751,180 1896,204 2042,240 2188,216 2334,204 2479,192 2625,121 2771,24 2917,0 3063,85">
          <text:p/>
        </draw:polyline>
        <draw:polyline draw:style-name="gr10" draw:text-style-name="P2" draw:layer="layout" svg:width="3.062cm" svg:height="0.359cm" svg:x="16.067cm" svg:y="15.347cm" svg:viewBox="0 0 3063 360" draw:points="0,48 146,60 292,108 438,228 583,336 729,360 876,276 1022,108 1168,120 1313,179 1459,252 1605,288 1751,276 1896,228 2042,191 2188,191 2334,179 2480,108 2625,60 2771,0 2917,0 3063,72">
          <text:p/>
        </draw:polyline>
        <draw:polyline draw:style-name="gr13" draw:text-style-name="P2" draw:layer="layout" svg:width="3.061cm" svg:height="0.293cm" svg:x="3.239cm" svg:y="16.891cm" svg:viewBox="0 0 3062 294" draw:points="0,6 146,0 291,6 437,55 583,116 729,152 874,85 1020,140 1166,221 1312,288 1459,294 1604,183 1750,79 1896,61 2042,49 2187,49 2333,43 2479,30 2625,12 2771,6 2916,12 3062,49">
          <text:p/>
        </draw:polyline>
        <draw:polyline draw:style-name="gr13" draw:text-style-name="P2" draw:layer="layout" svg:width="3.061cm" svg:height="0.354cm" svg:x="6.446cm" svg:y="16.799cm" svg:viewBox="0 0 3062 355" draw:points="0,55 146,0 291,31 437,159 583,159 729,55 875,43 1020,257 1166,299 1313,355 1459,312 1604,165 1750,116 1896,141 2042,104 2188,104 2333,110 2479,110 2625,92 2771,98 2916,104 3062,177">
          <text:p/>
        </draw:polyline>
        <draw:polyline draw:style-name="gr13" draw:text-style-name="P2" draw:layer="layout" svg:width="3.061cm" svg:height="0.287cm" svg:x="9.653cm" svg:y="16.891cm" svg:viewBox="0 0 3062 288" draw:points="0,0 146,6 292,12 437,85 583,104 729,55 875,55 1021,159 1167,263 1313,288 1459,233 1605,110 1750,98 1896,61 2042,36 2188,49 2334,30 2479,12 2625,6 2771,0 2917,6 3062,55">
          <text:p/>
        </draw:polyline>
        <draw:polyline draw:style-name="gr13" draw:text-style-name="P2" draw:layer="layout" svg:width="3.062cm" svg:height="0.293cm" svg:x="12.86cm" svg:y="16.879cm" svg:viewBox="0 0 3063 294" draw:points="0,0 146,12 292,61 438,122 583,164 729,122 875,110 1022,233 1167,263 1313,294 1459,269 1605,226 1751,134 1896,85 2042,97 2188,36 2334,18 2479,18 2625,18 2771,18 2917,6 3063,6">
          <text:p/>
        </draw:polyline>
        <draw:polyline draw:style-name="gr10" draw:text-style-name="P2" draw:layer="layout" svg:width="3.062cm" svg:height="0.28cm" svg:x="16.067cm" svg:y="16.879cm" svg:viewBox="0 0 3063 281" draw:points="0,42 146,68 292,123 438,165 583,165 729,147 876,202 1022,251 1168,281 1313,269 1459,275 1605,220 1751,135 1896,98 2042,62 2188,42 2334,24 2480,18 2625,0 2771,12 2917,18 3063,68">
          <text:p/>
        </draw:polyline>
        <draw:polyline draw:style-name="gr13" draw:text-style-name="P2" draw:layer="layout" svg:width="3.061cm" svg:height="0.015cm" svg:x="3.239cm" svg:y="17.943cm" svg:viewBox="0 0 3062 16" draw:points="0,16 146,15 291,15 437,14 583,13 729,13 874,11 1020,10 1166,9 1312,9 1459,8 1604,7 1750,7 1896,6 2042,6 2187,5 2333,4 2479,3 2625,2 2771,2 2916,1 3062,0">
          <text:p/>
        </draw:polyline>
        <draw:polyline draw:style-name="gr13" draw:text-style-name="P2" draw:layer="layout" svg:width="3.061cm" svg:height="0.016cm" svg:x="6.446cm" svg:y="17.73cm" svg:viewBox="0 0 3062 17" draw:points="0,17 146,16 291,16 437,15 583,15 729,14 875,13 1020,12 1166,11 1313,11 1459,9 1604,8 1750,8 1896,7 2042,5 2188,4 2333,4 2479,3 2625,2 2771,1 2916,1 3062,0">
          <text:p/>
        </draw:polyline>
        <draw:polyline draw:style-name="gr13" draw:text-style-name="P2" draw:layer="layout" svg:width="3.061cm" svg:height="0.016cm" svg:x="9.653cm" svg:y="17.852cm" svg:viewBox="0 0 3062 17" draw:points="0,17 146,16 292,16 437,15 583,14 729,14 875,13 1021,11 1167,10 1313,9 1459,8 1605,7 1750,6 1896,6 2042,5 2188,4 2334,3 2479,3 2625,2 2771,1 2917,0 3062,0">
          <text:p/>
        </draw:polyline>
        <draw:polyline draw:style-name="gr13" draw:text-style-name="P2" draw:layer="layout" svg:width="3.062cm" svg:height="0.017cm" svg:x="12.86cm" svg:y="17.82cm" svg:viewBox="0 0 3063 18" draw:points="0,18 146,17 292,16 438,16 583,15 729,14 875,13 1022,11 1167,10 1313,10 1459,8 1605,8 1751,7 1896,7 2042,6 2188,5 2334,4 2479,3 2625,3 2771,2 2917,1 3063,0">
          <text:p/>
        </draw:polyline>
        <draw:polyline draw:style-name="gr10" draw:text-style-name="P2" draw:layer="layout" svg:width="3.062cm" svg:height="0.016cm" svg:x="16.067cm" svg:y="17.714cm" svg:viewBox="0 0 3063 17" draw:points="0,17 146,17 292,16 438,15 583,14 729,13 876,12 1022,12 1168,11 1313,10 1459,9 1605,8 1751,8 1896,7 2042,5 2188,4 2334,3 2480,3 2625,2 2771,1 2917,0 3063,0">
          <text:p/>
        </draw:polyline>
        <draw:line draw:style-name="gr11" draw:text-style-name="P2" draw:layer="layout" svg:x1="2.444cm" svg:y1="18.164cm" svg:x2="2.444cm" svg:y2="13.631cm">
          <text:p/>
        </draw:line>
        <draw:line draw:style-name="gr11" draw:text-style-name="P2" draw:layer="layout" svg:x1="2.444cm" svg:y1="18.164cm" svg:x2="19.923cm" svg:y2="18.164cm">
          <text:p/>
        </draw:line>
        <draw:frame draw:style-name="gr4" draw:text-style-name="P8" draw:layer="layout" svg:width="1.835cm" svg:height="0.497cm" svg:x="0.39cm" svg:y="17.63cm">
          <draw:text-box>
            <text:p text:style-name="P7"><text:span text:style-name="T4">Pressure</text:span></text:p>
          </draw:text-box>
        </draw:frame>
        <draw:polygon draw:style-name="gr1" draw:text-style-name="P1" draw:layer="layout" svg:width="0cm" svg:height="0.122cm" svg:x="4.723cm" svg:y="24.419cm" svg:viewBox="0 0 0 123" draw:points="0,0 0,123">
          <text:p/>
        </draw:polygon>
        <draw:line draw:style-name="gr2" draw:text-style-name="P2" draw:layer="layout" svg:x1="4.723cm" svg:y1="24.419cm" svg:x2="4.723cm" svg:y2="24.542cm">
          <text:p/>
        </draw:line>
        <draw:frame draw:style-name="gr12" draw:text-style-name="P6" draw:layer="layout" svg:width="14.133cm" svg:height="0.822cm" svg:x="4.128cm" svg:y="12.765cm">
          <draw:text-box>
            <text:p text:style-name="P3"><text:span text:style-name="T3">(b) Sort dimensions by k-th NN distance</text:span></text:p>
          </draw:text-box>
        </draw:frame>
        <draw:polygon draw:style-name="gr1" draw:text-style-name="P1" draw:layer="layout" svg:width="0cm" svg:height="0.122cm" svg:x="8.342cm" svg:y="24.419cm" svg:viewBox="0 0 0 123" draw:points="0,0 0,123">
          <text:p/>
        </draw:polygon>
        <draw:line draw:style-name="gr2" draw:text-style-name="P2" draw:layer="layout" svg:x1="8.342cm" svg:y1="24.419cm" svg:x2="8.342cm" svg:y2="24.542cm">
          <text:p/>
        </draw:line>
        <draw:frame draw:style-name="gr3" draw:text-style-name="P4" draw:layer="layout" svg:width="1.348cm" svg:height="0.412cm" svg:x="4.05cm" svg:y="24.607cm">
          <draw:text-box>
            <text:p text:style-name="P3"><text:span text:style-name="T1">497800</text:span></text:p>
          </draw:text-box>
        </draw:frame>
        <draw:polygon draw:style-name="gr1" draw:text-style-name="P1" draw:layer="layout" svg:width="0cm" svg:height="0.122cm" svg:x="11.962cm" svg:y="24.419cm" svg:viewBox="0 0 0 123" draw:points="0,0 0,123">
          <text:p/>
        </draw:polygon>
        <draw:line draw:style-name="gr2" draw:text-style-name="P2" draw:layer="layout" svg:x1="11.962cm" svg:y1="24.419cm" svg:x2="11.962cm" svg:y2="24.542cm">
          <text:p/>
        </draw:line>
        <draw:frame draw:style-name="gr3" draw:text-style-name="P4" draw:layer="layout" svg:width="1.348cm" svg:height="0.412cm" svg:x="7.67cm" svg:y="24.607cm">
          <draw:text-box>
            <text:p text:style-name="P3"><text:span text:style-name="T1">497900</text:span></text:p>
          </draw:text-box>
        </draw:frame>
        <draw:polygon draw:style-name="gr1" draw:text-style-name="P1" draw:layer="layout" svg:width="0cm" svg:height="0.122cm" svg:x="15.582cm" svg:y="24.419cm" svg:viewBox="0 0 0 123" draw:points="0,0 0,123">
          <text:p/>
        </draw:polygon>
        <draw:line draw:style-name="gr2" draw:text-style-name="P2" draw:layer="layout" svg:x1="15.582cm" svg:y1="24.419cm" svg:x2="15.582cm" svg:y2="24.542cm">
          <text:p/>
        </draw:line>
        <draw:frame draw:style-name="gr3" draw:text-style-name="P4" draw:layer="layout" svg:width="1.348cm" svg:height="0.412cm" svg:x="11.289cm" svg:y="24.607cm">
          <draw:text-box>
            <text:p text:style-name="P3"><text:span text:style-name="T1">498000</text:span></text:p>
          </draw:text-box>
        </draw:frame>
        <draw:polygon draw:style-name="gr1" draw:text-style-name="P1" draw:layer="layout" svg:width="0cm" svg:height="0.122cm" svg:x="19.201cm" svg:y="24.419cm" svg:viewBox="0 0 0 123" draw:points="0,0 0,123">
          <text:p/>
        </draw:polygon>
        <draw:line draw:style-name="gr2" draw:text-style-name="P2" draw:layer="layout" svg:x1="19.201cm" svg:y1="24.419cm" svg:x2="19.201cm" svg:y2="24.542cm">
          <text:p/>
        </draw:line>
        <draw:frame draw:style-name="gr3" draw:text-style-name="P4" draw:layer="layout" svg:width="1.348cm" svg:height="0.412cm" svg:x="14.909cm" svg:y="24.607cm">
          <draw:text-box>
            <text:p text:style-name="P3"><text:span text:style-name="T1">498100</text:span></text:p>
          </draw:text-box>
        </draw:frame>
        <draw:polygon draw:style-name="gr1" draw:text-style-name="P1" draw:layer="layout" svg:width="0.122cm" svg:height="0cm" svg:x="2.321cm" svg:y="20.911cm" svg:viewBox="0 0 123 0" draw:points="123,0 0,0">
          <text:p/>
        </draw:polygon>
        <draw:line draw:style-name="gr2" draw:text-style-name="P2" draw:layer="layout" svg:x1="2.444cm" svg:y1="20.911cm" svg:x2="2.321cm" svg:y2="20.911cm">
          <text:p/>
        </draw:line>
        <draw:frame draw:style-name="gr3" draw:text-style-name="P4" draw:layer="layout" svg:width="1.348cm" svg:height="0.412cm" svg:x="18.529cm" svg:y="24.607cm">
          <draw:text-box>
            <text:p text:style-name="P3"><text:span text:style-name="T1">498200</text:span></text:p>
          </draw:text-box>
        </draw:frame>
        <draw:polygon draw:style-name="gr1" draw:text-style-name="P1" draw:layer="layout" svg:width="0.122cm" svg:height="0cm" svg:x="2.321cm" svg:y="23.736cm" svg:viewBox="0 0 123 0" draw:points="123,0 0,0">
          <text:p/>
        </draw:polygon>
        <draw:line draw:style-name="gr2" draw:text-style-name="P2" draw:layer="layout" svg:x1="2.444cm" svg:y1="23.736cm" svg:x2="2.321cm" svg:y2="23.736cm">
          <text:p/>
        </draw:line>
        <draw:frame draw:style-name="gr4" draw:text-style-name="P8" draw:layer="layout" svg:width="1.2cm" svg:height="0.497cm" svg:x="1.027cm" svg:y="20.679cm">
          <draw:text-box>
            <text:p text:style-name="P7"><text:span text:style-name="T4">Z-Acc</text:span></text:p>
          </draw:text-box>
        </draw:frame>
        <draw:polyline draw:style-name="gr5" draw:text-style-name="P2" draw:layer="layout" svg:width="15.89cm" svg:height="1.346cm" svg:x="3.239cm" svg:y="20.092cm" svg:viewBox="0 0 15891 1347" draw:points="0,926 36,909 72,960 108,943 145,960 181,993 217,993 253,926 326,960 362,909 398,876 434,859 470,792 506,775 543,775 579,792 615,842 651,977 687,993 760,1061 796,1111 832,1195 868,1263 905,1162 941,926 977,1061 1013,1145 1049,1212 1086,1145 1122,792 1158,757 1194,622 1230,572 1267,775 1303,926 1339,656 1375,454 1411,404 1448,673 1484,876 1520,589 1556,135 1592,0 1629,943 1665,1162 1701,1263 1737,1145 1773,723 1810,673 1846,639 1882,555 1918,555 1954,606 1991,589 2063,286 2099,370 2135,723 2172,723 2208,437 2244,404 2280,993 2316,1111 2352,1263 2389,1145 2425,740 2461,606 2497,673 2533,572 2570,572 2606,589 2642,589 2678,538 2751,572 2787,775 2823,825 2859,690 2895,690 2968,1263 3004,1330 3040,1179 3076,842 3113,808 3149,706 3185,639 3221,673 3294,572 3366,538 3402,555 3438,690 3475,859 3511,960 3547,775 3583,926 3619,1145 3656,1330 3692,1347 3764,757 3800,706 3837,673 3873,673 3909,656 3945,622 3981,572 4017,555 4054,572 4090,673 4162,1094 4198,960 4235,977 4271,1162 4307,1246 4343,1296 4379,1279 4416,1179 4452,572 4488,775 4524,673 4560,606 4597,589 4633,606 4669,572 4705,555 4742,555 4779,690 4815,842 4851,960 4887,876 4960,1179 4996,1263 5032,1246 5068,1263 5104,1111 5141,842 5177,757 5213,622 5249,538 5285,471 5322,488 5358,471 5430,538 5466,673 5503,842 5539,960 5575,842 5611,808 5647,1145 5720,1313 5756,1246 5792,1128 5828,876 5864,740 5901,775 5937,606 5973,555 6082,555 6118,521 6154,521 6190,723 6226,859 6263,808 6299,808 6335,943 6371,1246 6407,1246 6444,1279 6480,1195 6516,977 6552,808 6588,775 6625,606 6661,521 6769,521 6806,622 6842,690 6878,842 6914,960 6950,960 6987,909 7059,1195 7095,1279 7131,1246 7168,1263 7204,1111 7240,876 7312,673 7385,572 7421,555 7457,505 7493,538 7529,555 7566,690 7602,808 7638,808 7674,757 7710,825 7783,1128 7819,1179 7855,1246 7891,1162 7928,977 7964,757 8036,622 8072,572 8109,555 8145,589 8253,488 8326,993 8362,960 8398,892 8434,943 8471,1128 8507,1212 8543,1263 8579,1246 8615,1145 8652,993 8688,792 8724,757 8796,555 8833,538 8869,538 8905,505 8941,606 8977,538 9014,723 9050,825 9086,808 9122,808 9158,876 9194,1010 9267,1212 9303,1145 9339,1044 9375,808 9412,723 9448,521 9484,488 9520,471 9556,505 9593,505 9701,555 9737,792 9774,825 9810,792 9846,825 9882,892 9918,1010 9955,1212 9991,1229 10027,1145 10063,1010 10099,775 10136,673 10172,555 10208,538 10244,555 10280,505 10317,555 10389,555 10425,690 10461,892 10498,960 10534,909 10570,977 10606,1078 10642,1212 10679,1229 10715,1263 10751,1162 10787,977 10860,775 10896,639 10932,572 11004,538 11040,538 11077,555 11113,521 11149,606 11185,859 11221,876 11258,842 11294,943 11366,1179 11402,1212 11439,1162 11475,1128 11511,993 11547,775 11583,656 11620,589 11656,538 11728,538 11764,505 11801,521 11837,521 11873,589 11909,825 11945,892 11982,892 12018,943 12054,1027 12090,1179 12126,1195 12163,1179 12199,1111 12271,808 12307,690 12344,639 12380,572 12416,538 12452,555 12488,538 12561,572 12597,572 12633,825 12669,892 12705,876 12742,926 12778,993 12814,1162 12850,1195 12886,1111 12923,1078 12959,977 12995,892 13031,706 13067,639 13104,521 13140,505 13176,505 13212,521 13248,521 13285,555 13321,622 13357,859 13393,943 13429,943 13466,960 13502,1027 13538,1195 13574,1195 13610,1179 13647,1111 13683,993 13719,859 13755,706 13791,639 13828,521 13864,521 13900,471 13936,505 13972,555 14045,690 14081,808 14117,892 14153,909 14190,909 14226,993 14262,1010 14298,1128 14334,1078 14407,943 14443,757 14479,656 14515,606 14551,454 14588,454 14624,471 14660,521 14696,555 14732,572 14805,892 14841,892 14877,842 14913,926 14950,993 14986,1162 15058,1162 15094,1145 15131,993 15167,876 15203,740 15239,622 15275,572 15312,572 15348,589 15384,639 15420,622 15456,706 15493,775 15529,926 15565,1010 15601,993 15674,1061 15710,1212 15746,1195 15782,1128 15818,1128 15855,1061 15891,909">
          <text:p/>
        </draw:polyline>
        <draw:polyline draw:style-name="gr6" draw:text-style-name="P2" draw:layer="layout" svg:width="0.76cm" svg:height="0.808cm" svg:x="6.569cm" svg:y="20.63cm" svg:viewBox="0 0 761 809" draw:points="0,17 36,0 72,17 108,152 145,320 181,421 217,236 253,387 289,606 326,792 362,809 398,505 434,219 470,168 507,135 543,135 579,118 615,84 652,34 688,17 725,34 761,135">
          <text:p/>
        </draw:polyline>
        <draw:polyline draw:style-name="gr7" draw:text-style-name="P2" draw:layer="layout" svg:width="0.76cm" svg:height="0.791cm" svg:x="5.881cm" svg:y="20.63cm" svg:viewBox="0 0 761 792" draw:points="0,51 36,0 72,17 109,34 145,236 181,286 217,152 253,152 290,439 326,725 362,792 398,641 434,303 471,269 507,168 543,101 580,135 616,84 653,34 689,17 725,0 761,17">
          <text:p/>
        </draw:polyline>
        <draw:polyline draw:style-name="gr8" draw:text-style-name="P2" draw:layer="layout" svg:width="0.76cm" svg:height="0.773cm" svg:x="10.007cm" svg:y="20.597cm" svg:viewBox="0 0 761 774" draw:points="0,16 37,117 73,185 109,336 145,454 181,454 218,403 255,555 291,690 327,774 363,741 400,758 436,605 472,370 508,269 544,168 581,117 617,67 653,50 689,0 725,33 761,50">
          <text:p/>
        </draw:polyline>
        <draw:polyline draw:style-name="gr9" draw:text-style-name="P2" draw:layer="layout" svg:width="0.76cm" svg:height="0.757cm" svg:x="9.32cm" svg:y="20.613cm" svg:viewBox="0 0 761 758" draw:points="0,34 36,0 72,0 108,202 144,338 182,287 218,287 254,422 290,725 326,725 363,758 399,674 435,456 471,287 507,254 544,85 580,0 616,0 652,0 688,0 725,101 761,169">
          <text:p/>
        </draw:polyline>
        <draw:polyline draw:style-name="gr10" draw:text-style-name="P2" draw:layer="layout" svg:width="0.76cm" svg:height="0.807cm" svg:x="8.632cm" svg:y="20.597cm" svg:viewBox="0 0 761 808" draw:points="0,0 36,33 72,168 110,336 146,454 182,336 218,302 254,639 290,723 327,808 363,740 399,622 435,370 471,235 508,269 544,101 580,50 616,50 652,50 689,50 725,16 761,16">
          <text:p/>
        </draw:polyline>
        <draw:polyline draw:style-name="gr5" draw:text-style-name="P2" draw:layer="layout" svg:width="15.89cm" svg:height="1.413cm" svg:x="3.239cm" svg:y="22.8cm" svg:viewBox="0 0 15891 1414" draw:points="0,278 36,290 108,290 145,303 181,328 217,366 253,341 289,379 362,429 398,429 434,442 543,404 579,353 615,328 651,227 687,227 724,215 760,215 796,252 832,164 868,126 905,164 941,215 977,252 1013,252 1049,240 1086,278 1122,139 1158,25 1194,0 1230,38 1267,126 1303,265 1339,454 1375,922 1411,1174 1448,1111 1484,758 1520,758 1556,947 1592,1048 1629,972 1665,947 1701,947 1737,821 1773,657 1810,556 1846,581 1882,594 1918,632 1954,695 1991,833 2063,1263 2099,1389 2135,1048 2172,846 2244,972 2280,985 2316,1073 2352,1111 2389,1073 2425,922 2461,808 2497,745 2533,758 2570,859 2606,972 2642,1061 2714,1325 2751,1414 2787,1288 2823,808 2859,922 2895,935 2932,922 2968,947 3004,985 3040,1035 3076,909 3113,808 3149,758 3185,733 3221,720 3257,808 3294,997 3402,1376 3438,1351 3475,1086 3511,871 3547,871 3583,909 3619,935 3656,947 3692,972 3728,922 3764,808 3837,733 3873,733 3909,745 3945,796 3981,909 4017,1212 4054,1300 4090,1300 4126,1099 4162,846 4198,808 4235,871 4271,871 4343,972 4379,985 4416,972 4488,771 4524,783 4560,821 4597,846 4633,909 4669,997 4742,1288 4779,1263 4815,1099 4851,897 4887,897 4923,884 4960,884 4996,972 5032,1035 5068,997 5104,1023 5141,947 5177,884 5213,796 5249,796 5285,833 5358,985 5394,1086 5430,1212 5466,1313 5503,1136 5539,909 5575,871 5647,897 5683,972 5720,985 5756,1048 5792,1048 5828,972 5864,871 5901,821 5937,833 6009,909 6045,1010 6118,1237 6154,1325 6190,1212 6226,985 6263,947 6299,947 6335,935 6371,1035 6407,1061 6444,1061 6480,1086 6516,1048 6552,935 6588,897 6625,897 6661,871 6697,935 6733,1023 6806,1263 6842,1389 6878,1263 6914,985 6950,846 6987,871 7059,897 7095,972 7131,1010 7168,1023 7204,997 7240,909 7276,846 7349,745 7385,783 7421,884 7457,1048 7493,1187 7529,1351 7566,1351 7602,1124 7638,985 7674,960 7710,947 7747,922 7783,985 7819,1099 7855,1099 7891,1124 7964,972 8000,947 8036,909 8072,897 8109,972 8145,1023 8181,1111 8217,1263 8253,1338 8290,1225 8326,960 8362,846 8398,884 8434,909 8471,909 8507,960 8543,1023 8615,1023 8652,947 8688,859 8724,871 8760,871 8833,947 8869,1035 8941,1237 8977,1325 9014,1212 9050,1035 9086,922 9122,909 9158,909 9194,935 9231,947 9267,1061 9303,1086 9339,1099 9375,985 9448,884 9484,897 9520,935 9556,1023 9593,1073 9629,1187 9665,1325 9701,1376 9774,997 9810,960 9846,909 9882,922 9918,922 9955,960 9991,1023 10027,1099 10063,1086 10099,997 10136,947 10172,909 10208,922 10244,947 10280,1010 10353,1250 10389,1288 10425,1338 10461,997 10498,871 10534,897 10570,884 10606,935 10642,935 10679,985 10715,1048 10751,1023 10787,972 10823,935 10860,884 10896,897 10932,871 10968,935 11004,985 11040,1061 11077,1174 11113,1250 11149,1275 11185,1035 11221,909 11258,909 11294,935 11330,947 11366,922 11402,960 11439,972 11475,1010 11511,985 11547,935 11583,922 11620,884 11656,884 11692,935 11728,1010 11764,1111 11801,1199 11873,1300 11909,1048 11945,884 11982,859 12018,859 12054,884 12090,997 12126,1048 12163,1061 12235,1061 12271,1010 12344,935 12380,909 12416,909 12452,997 12488,1061 12525,1136 12561,1225 12597,1288 12633,1124 12669,922 12705,897 12778,897 12814,997 12850,1035 12886,1048 12923,1073 12959,1048 12995,960 13031,935 13067,884 13104,871 13140,922 13176,1010 13212,1073 13285,1250 13321,1275 13357,1073 13393,922 13466,922 13502,935 13574,1010 13610,1061 13647,1023 13683,1048 13719,947 13755,909 13791,909 13828,897 13864,935 13900,1023 13936,1086 13972,1174 14009,1300 14045,1300 14117,1035 14153,985 14190,960 14226,960 14262,1061 14298,1086 14334,1136 14371,1149 14407,1136 14479,1061 14515,1035 14551,1199 14588,1124 14624,1136 14660,1199 14696,1250 14732,1338 14769,1288 14841,922 14877,922 14913,909 14950,909 14986,972 15022,985 15058,1035 15094,1061 15131,1048 15167,997 15203,935 15239,935 15275,871 15312,922 15348,1023 15384,1086 15420,1187 15456,1250 15493,1199 15529,1023 15565,897 15601,884 15637,897 15674,884 15746,1010 15855,1010 15891,960">
          <text:p/>
        </draw:polyline>
        <draw:polyline draw:style-name="gr6" draw:text-style-name="P2" draw:layer="layout" svg:width="0.76cm" svg:height="0.643cm" svg:x="6.569cm" svg:y="23.532cm" svg:viewBox="0 0 761 644" draw:points="0,391 36,530 72,644 108,619 145,353 181,138 217,138 253,176 289,202 326,214 362,239 398,189 434,75 470,38 507,0 543,0 579,12 615,63 652,176 688,479 725,567 761,567">
          <text:p/>
        </draw:polyline>
        <draw:polyline draw:style-name="gr7" draw:text-style-name="P2" draw:layer="layout" svg:width="0.76cm" svg:height="0.518cm" svg:x="9.32cm" svg:y="23.67cm" svg:viewBox="0 0 761 519" draw:points="0,253 36,366 72,455 108,341 144,114 182,76 218,76 254,64 290,164 326,190 363,190 399,215 435,177 471,64 507,26 544,26 580,0 616,64 652,152 688,265 725,393 761,519">
          <text:p/>
        </draw:polyline>
        <draw:polyline draw:style-name="gr8" draw:text-style-name="P2" draw:layer="layout" svg:width="0.76cm" svg:height="0.694cm" svg:x="5.881cm" svg:y="23.519cm" svg:viewBox="0 0 761 695" draw:points="0,341 36,480 72,606 109,695 145,569 181,88 217,202 253,215 290,202 326,227 362,265 398,315 434,189 471,88 507,38 543,13 580,0 616,88 653,277 689,405 725,544 761,657">
          <text:p/>
        </draw:polyline>
        <draw:polyline draw:style-name="gr9" draw:text-style-name="P2" draw:layer="layout" svg:width="0.76cm" svg:height="0.504cm" svg:x="8.632cm" svg:y="23.62cm" svg:viewBox="0 0 761 505" draw:points="0,265 36,392 72,493 110,315 146,88 182,50 218,63 254,76 290,151 327,164 363,227 399,227 435,151 471,50 508,0 544,12 580,50 616,88 652,189 689,303 725,417 761,505">
          <text:p/>
        </draw:polyline>
        <draw:polyline draw:style-name="gr10" draw:text-style-name="P2" draw:layer="layout" svg:width="0.76cm" svg:height="0.441cm" svg:x="15.039cm" svg:y="23.658cm" svg:viewBox="0 0 761 442" draw:points="0,340 36,392 72,442 108,189 144,25 181,0 217,0 253,25 289,138 325,189 362,202 398,202 434,202 470,151 506,113 544,76 580,50 616,50 652,138 688,202 725,277 761,366">
          <text:p/>
        </draw:polyline>
        <draw:line draw:style-name="gr11" draw:text-style-name="P2" draw:layer="layout" svg:x1="2.444cm" svg:y1="24.419cm" svg:x2="2.444cm" svg:y2="19.886cm">
          <text:p/>
        </draw:line>
        <draw:line draw:style-name="gr11" draw:text-style-name="P2" draw:layer="layout" svg:x1="2.444cm" svg:y1="24.419cm" svg:x2="19.923cm" svg:y2="24.419cm">
          <text:p/>
        </draw:line>
        <draw:frame draw:style-name="gr4" draw:text-style-name="P8" draw:layer="layout" svg:width="1.2cm" svg:height="0.497cm" svg:x="1.04cm" svg:y="23.504cm">
          <draw:text-box>
            <text:p text:style-name="P7"><text:span text:style-name="T4">X-Acc</text:span></text:p>
          </draw:text-box>
        </draw:frame>
        <draw:frame draw:style-name="gr12" draw:text-style-name="P6" draw:layer="layout" svg:width="10.721cm" svg:height="0.822cm" svg:x="5.832cm" svg:y="19.02cm">
          <draw:text-box>
            <text:p text:style-name="P3"><text:span text:style-name="T3">(c) Select first f=2 dimensions</text:span></text:p>
          </draw:text-box>
        </draw:frame>
        <draw:custom-shape draw:style-name="gr14" draw:text-style-name="P9" draw:layer="layout" svg:width="0.75cm" svg:height="4.6cm" svg:x="6.55cm" svg:y="0.95cm">
          <text:p/>
          <draw:enhanced-geometry svg:viewBox="0 0 21600 21600" draw:mirror-horizontal="false" draw:mirror-vertical="false" draw:type="rectangle" draw:enhanced-path="M 0 0 L 21600 0 21600 21600 0 21600 0 0 Z N"/>
        </draw:custom-shape>
        <draw:frame draw:style-name="gr15" draw:text-style-name="P10" draw:layer="layout" svg:width="1.001cm" svg:height="0.517cm" svg:x="6.449cm" svg:y="0.35cm">
          <draw:text-box>
            <text:p><text:span text:style-name="T5">query</text:span></text:p>
          </draw:text-box>
        </draw:frame>
        <draw:frame draw:style-name="gr15" draw:text-style-name="P10" draw:layer="layout" svg:width="1.001cm" svg:height="0.517cm" svg:x="4.299cm" svg:y="11.95cm">
          <draw:text-box>
            <text:p><text:span text:style-name="T5">query</text:span></text:p>
          </draw:text-box>
        </draw:frame>
        <draw:frame draw:style-name="gr15" draw:text-style-name="P10" draw:layer="layout" svg:width="0.899cm" svg:height="0.517cm" svg:x="7.3cm" svg:y="11.95cm">
          <draw:text-box>
            <text:p><text:span text:style-name="T5">1-NN</text:span></text:p>
          </draw:text-box>
        </draw:frame>
        <draw:frame draw:style-name="gr15" draw:text-style-name="P10" draw:layer="layout" svg:width="0.899cm" svg:height="0.517cm" svg:x="10.651cm" svg:y="11.933cm">
          <draw:text-box>
            <text:p><text:span text:style-name="T5">2-NN</text:span></text:p>
          </draw:text-box>
        </draw:frame>
        <draw:frame draw:style-name="gr15" draw:text-style-name="P10" draw:layer="layout" svg:width="0.899cm" svg:height="0.517cm" svg:x="13.8cm" svg:y="11.933cm">
          <draw:text-box>
            <text:p><text:span text:style-name="T5">3-NN</text:span></text:p>
          </draw:text-box>
        </draw:frame>
        <draw:frame draw:style-name="gr15" draw:text-style-name="P10" draw:layer="layout" svg:width="0.899cm" svg:height="0.517cm" svg:x="17.151cm" svg:y="11.95cm">
          <draw:text-box>
            <text:p><text:span text:style-name="T5">4-</text:span><text:span text:style-name="T5">NN</text:span></text:p>
          </draw:text-box>
        </draw:frame>
        <draw:frame draw:style-name="gr15" draw:text-style-name="P10" draw:layer="layout" svg:width="1.001cm" svg:height="0.517cm" svg:x="4.299cm" svg:y="18.217cm">
          <draw:text-box>
            <text:p><text:span text:style-name="T5">query</text:span></text:p>
          </draw:text-box>
        </draw:frame>
        <draw:frame draw:style-name="gr15" draw:text-style-name="P10" draw:layer="layout" svg:width="0.899cm" svg:height="0.517cm" svg:x="7.3cm" svg:y="18.217cm">
          <draw:text-box>
            <text:p><text:span text:style-name="T5">1-NN</text:span></text:p>
          </draw:text-box>
        </draw:frame>
        <draw:frame draw:style-name="gr15" draw:text-style-name="P10" draw:layer="layout" svg:width="0.899cm" svg:height="0.517cm" svg:x="10.651cm" svg:y="18.2cm">
          <draw:text-box>
            <text:p><text:span text:style-name="T5">2-NN</text:span></text:p>
          </draw:text-box>
        </draw:frame>
        <draw:frame draw:style-name="gr15" draw:text-style-name="P10" draw:layer="layout" svg:width="0.899cm" svg:height="0.517cm" svg:x="13.8cm" svg:y="18.2cm">
          <draw:text-box>
            <text:p><text:span text:style-name="T5">3-NN</text:span></text:p>
          </draw:text-box>
        </draw:frame>
        <draw:frame draw:style-name="gr15" draw:text-style-name="P10" draw:layer="layout" svg:width="0.899cm" svg:height="0.517cm" svg:x="17.151cm" svg:y="18.217cm">
          <draw:text-box>
            <text:p><text:span text:style-name="T5">4-</text:span><text:span text:style-name="T5">NN</text:span></text:p>
          </draw:text-box>
        </draw:frame>
        <draw:custom-shape draw:style-name="gr14" draw:text-style-name="P9" draw:layer="layout" svg:width="0.75cm" svg:height="4.6cm" svg:x="6.55cm" svg:y="0.95cm">
          <text:p/>
          <draw:enhanced-geometry svg:viewBox="0 0 21600 21600" draw:mirror-horizontal="false" draw:mirror-vertical="false" draw:type="rectangle" draw:enhanced-path="M 0 0 L 21600 0 21600 21600 0 21600 0 0 Z N"/>
        </draw:custom-shape>
        <draw:custom-shape draw:style-name="gr16" draw:text-style-name="P9" draw:layer="layout" svg:width="3.25cm" svg:height="4.35cm" svg:x="15.95cm" svg:y="13.6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cm" fo:margin-bottom="1cm" fo:margin-left="0.3cm" fo:margin-right="0.3cm" fo:page-width="20.32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3-11-29T12:21:45.776442585</dc:date>
    <meta:editing-duration>PT6M6S</meta:editing-duration>
    <meta:editing-cycles>2</meta:editing-cycles>
    <meta:generator>LibreOffice/7.2.4.1$MacOSX_AARCH64 LibreOffice_project/27d75539669ac387bb498e35313b970b7fe9c4f9</meta:generator>
    <meta:document-statistic meta:object-count="198"/>
  </office:meta>
</office:document-meta>
</file>